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Code">
      <style:text-properties fo:font-weight="normal" style:font-weight-asian="normal" style:font-weight-complex="normal"/>
    </style:style>
    <style:style style:name="P3" style:family="paragraph" style:parent-style-name="Text_20_body">
      <style:paragraph-properties fo:margin-left="0in" fo:margin-right="0.3937in" fo:text-indent="0in" style:auto-text-indent="false"/>
    </style:style>
    <style:style style:name="P4" style:family="paragraph" style:parent-style-name="Text_20_body" style:list-style-name="L1"/>
    <style:style style:name="P5" style:family="paragraph" style:parent-style-name="Text_20_body" style:list-style-name="L1">
      <style:paragraph-properties fo:margin-left="0in" fo:margin-right="0.3937in" fo:text-indent="0in" style:auto-text-indent="false"/>
    </style:style>
    <style:style style:name="P6" style:family="paragraph" style:parent-style-name="Text_20_body" style:list-style-name="L2"/>
    <style:style style:name="P7" style:family="paragraph" style:parent-style-name="Text_20_body">
      <style:text-properties style:text-underline-style="none"/>
    </style:style>
    <style:style style:name="P8" style:family="paragraph" style:parent-style-name="Footer">
      <style:text-properties fo:font-weight="bold" style:font-weight-asian="bold" style:font-weight-complex="bold"/>
    </style:style>
    <style:style style:name="P9" style:family="paragraph" style:parent-style-name="Text_20_body">
      <style:paragraph-properties fo:break-before="page"/>
    </style:style>
    <style:style style:name="P10" style:family="paragraph" style:parent-style-name="Text_20_body">
      <style:text-properties fo:font-weight="normal" style:font-weight-asian="normal" style:font-weight-complex="normal"/>
    </style:style>
    <style:style style:name="P11" style:family="paragraph" style:parent-style-name="Code">
      <style:text-properties fo:font-weight="normal" style:font-weight-asian="normal" style:font-weight-complex="normal"/>
    </style:style>
    <style:style style:name="P12" style:family="paragraph" style:parent-style-name="Cod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13" style:family="paragraph" style:parent-style-name="Code">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14" style:family="paragraph" style:parent-style-name="Code">
      <style:text-properties fo:font-size="9pt" fo:font-style="normal" fo:font-weight="normal" style:font-size-asian="9pt" style:font-style-asian="normal" style:font-weight-asian="normal" style:font-size-complex="9pt" style:font-style-complex="normal" style:font-weight-complex="normal"/>
    </style:style>
    <style:style style:name="P15" style:family="paragraph" style:parent-style-name="Code">
      <style:text-properties fo:font-size="9pt" style:font-size-asian="9pt" style:font-size-complex="9pt"/>
    </style:style>
    <style:style style:name="P16" style:family="paragraph" style:parent-style-name="Code">
      <style:text-properties fo:color="#000000" fo:font-weight="normal" style:font-weight-asian="normal" style:font-weight-complex="normal"/>
    </style:style>
    <style:style style:name="P17" style:family="paragraph" style:parent-style-name="Code">
      <style:text-properties fo:color="#000000" style:font-name="Courier New" fo:font-size="9pt" style:font-name-asian="Courier New" style:font-size-asian="9pt" style:font-name-complex="Courier New" style:font-size-complex="9pt"/>
    </style:style>
    <style:style style:name="P18" style:family="paragraph" style:parent-style-name="Code">
      <style:paragraph-properties fo:margin-left="0in" fo:margin-right="0.3937in" fo:text-indent="0in" style:auto-text-indent="false"/>
    </style:style>
    <style:style style:name="P19" style:family="paragraph" style:parent-style-name="Code">
      <style:paragraph-properties fo:margin-left="0in" fo:margin-right="0.3937in" fo:text-indent="0in" style:auto-text-indent="false"/>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P20" style:family="paragraph" style:parent-style-name="Title">
      <style:text-properties fo:font-size="24pt" style:font-size-asian="24pt" style:font-size-complex="24pt"/>
    </style:style>
    <style:style style:name="P21" style:family="paragraph" style:parent-style-name="Standard">
      <style:paragraph-properties fo:text-align="center" style:justify-single-word="false"/>
      <style:text-properties fo:font-size="20pt" style:font-size-asian="20pt" style:font-size-complex="20pt"/>
    </style:style>
    <style:style style:name="P22" style:family="paragraph" style:parent-style-name="Standard">
      <style:paragraph-properties fo:text-align="center" style:justify-single-word="false"/>
      <style:text-properties style:font-name="Arial" fo:font-size="20pt" style:font-size-asian="20pt" style:font-size-complex="20pt"/>
    </style:style>
    <style:style style:name="P23" style:family="paragraph" style:parent-style-name="Text_20_body">
      <style:paragraph-properties fo:margin-left="0in" fo:margin-right="0in" fo:text-indent="0in" style:auto-text-indent="false"/>
    </style:style>
    <style:style style:name="P24" style:family="paragraph" style:parent-style-name="Standard">
      <style:paragraph-properties fo:margin-left="0in" fo:margin-right="0in" fo:text-align="start" style:justify-single-word="false" fo:text-indent="0in"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5" style:family="paragraph" style:parent-style-name="Code">
      <style:paragraph-properties fo:margin-left="-1.4772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6" style:family="paragraph" style:parent-style-name="Code">
      <style:paragraph-properties fo:margin-left="-1.9693in" fo:margin-right="0.3937in" fo:text-indent="0in" style:auto-text-indent="false"/>
      <style:text-properties fo:color="#000000" style:font-name="Courier New" fo:font-size="10pt" style:font-name-asian="Courier New" style:font-size-asian="10pt" style:font-name-complex="Courier New" style:font-size-complex="10pt"/>
    </style:style>
    <style:style style:name="P27" style:family="paragraph" style:parent-style-name="Contents_20_1">
      <style:paragraph-properties>
        <style:tab-stops/>
      </style:paragraph-properties>
    </style:style>
    <style:style style:name="P28" style:family="paragraph" style:parent-style-name="Contents_20_3">
      <style:paragraph-properties>
        <style:tab-stops/>
      </style:paragraph-properties>
    </style:style>
    <style:style style:name="P29" style:family="paragraph" style:parent-style-name="Contents_20_2">
      <style:paragraph-properties>
        <style:tab-stops/>
      </style:paragraph-properties>
    </style:style>
    <style:style style:name="P30" style:family="paragraph" style:parent-style-name="Heading_20_1" style:master-page-name="Right_20_Page">
      <style:paragraph-properties style:page-number="1" fo:break-before="auto" fo:break-after="auto"/>
    </style:style>
    <style:style style:name="P31" style:family="paragraph" style:parent-style-name="Heading_20_1" style:master-page-name="Right_20_Page"/>
    <style:style style:name="P32" style:family="paragraph" style:parent-style-name="Text_20_body" style:list-style-name="L3">
      <style:text-properties fo:font-weight="bold" style:font-weight-asian="bold" style:font-weight-complex="bold"/>
    </style:style>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5"/>
    <style:style style:name="P38" style:family="paragraph" style:parent-style-name="Text_20_body" style:list-style-name="L2"/>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text-properties style:text-underline-style="none"/>
    </style:style>
    <style:style style:name="P42" style:family="paragraph" style:parent-style-name="Text_20_body" style:list-style-name="L2"/>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style style:name="P46" style:family="paragraph" style:parent-style-name="Text_20_body">
      <style:paragraph-properties fo:margin-left="0in" fo:margin-right="0.3937in" fo:text-indent="0in" style:auto-text-indent="false"/>
    </style:style>
    <style:style style:name="P47" style:family="paragraph" style:parent-style-name="Text_20_body" style:list-style-name="L1">
      <style:paragraph-properties fo:margin-left="0in" fo:margin-right="0.3937in" fo:text-indent="0in" style:auto-text-indent="false"/>
    </style:style>
    <style:style style:name="P48" style:family="paragraph" style:parent-style-name="Text_20_body" style:list-style-name="L1">
      <style:paragraph-properties fo:margin-left="0in" fo:margin-right="0.3937in" fo:text-indent="0in" style:auto-text-indent="false"/>
    </style:style>
    <style:style style:name="P49" style:family="paragraph" style:parent-style-name="Text_20_body" style:list-style-name="L5">
      <style:paragraph-properties fo:margin-left="0in" fo:margin-right="0in" fo:text-indent="0in" style:auto-text-indent="false"/>
    </style:style>
    <style:style style:name="P50" style:family="paragraph" style:parent-style-name="Text_20_body" style:list-style-name="L5">
      <style:paragraph-properties fo:margin-left="0in" fo:margin-right="0in" fo:text-indent="0in" style:auto-text-indent="false"/>
      <style:text-properties fo:font-style="normal" style:text-underline-style="none" style:font-style-asian="normal" style:font-style-complex="normal"/>
    </style:style>
    <style:style style:name="P51" style:family="paragraph" style:parent-style-name="Text_20_body" style:list-style-name="L7">
      <style:paragraph-properties fo:margin-left="0in" fo:margin-right="0in" fo:text-indent="0in" style:auto-text-indent="false"/>
      <style:text-properties fo:font-style="normal" fo:font-weight="normal" style:font-style-asian="normal" style:font-weight-asian="normal" style:font-style-complex="normal" style:font-weight-complex="normal"/>
    </style:style>
    <style:style style:name="P52" style:family="paragraph" style:parent-style-name="Text_20_body" style:list-style-name="L7">
      <style:paragraph-properties fo:margin-left="0in" fo:margin-right="0in" fo:text-indent="0in" style:auto-text-indent="false"/>
    </style:style>
    <style:style style:name="P53" style:family="paragraph" style:parent-style-name="Text_20_body" style:list-style-name="L5">
      <style:paragraph-properties fo:margin-left="0.4925in" fo:margin-right="0in" fo:text-indent="0in" style:auto-text-indent="false"/>
      <style:text-properties fo:font-style="normal" fo:font-weight="bold" style:font-style-asian="normal" style:font-weight-asian="bold" style:font-style-complex="normal" style:font-weight-complex="bold"/>
    </style:style>
    <style:style style:name="P54" style:family="paragraph" style:parent-style-name="Text_20_body" style:list-style-name="L5">
      <style:paragraph-properties fo:margin-left="0.4925in" fo:margin-right="0in" fo:text-indent="0in" style:auto-text-indent="false"/>
      <style:text-properties fo:font-style="normal" style:text-underline-style="none" fo:font-weight="bold" style:font-style-asian="normal" style:font-weight-asian="bold" style:font-style-complex="normal" style:font-weight-complex="bold"/>
    </style:style>
    <style:style style:name="P55"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6" style:family="paragraph" style:parent-style-name="Text_20_body" style:list-style-name="L7">
      <style:paragraph-properties fo:margin-left="0.4925in" fo:margin-right="0in" fo:text-indent="0in" style:auto-text-indent="false"/>
      <style:text-properties fo:font-size="10.5pt" fo:font-style="normal" fo:font-weight="bold" style:font-size-asian="10.5pt" style:font-style-asian="normal" style:font-weight-asian="bold" style:font-size-complex="10.5pt" style:font-style-complex="normal" style:font-weight-complex="bold"/>
    </style:style>
    <style:style style:name="P57" style:family="paragraph" style:parent-style-name="Text_20_body">
      <style:paragraph-properties fo:break-before="page"/>
    </style:style>
    <style:style style:name="P58" style:family="paragraph" style:parent-style-name="Title" style:master-page-name="TitlePage"/>
    <style:style style:name="P59" style:family="paragraph" style:parent-style-name="Code" style:list-style-name="L3">
      <style:text-properties style:use-window-font-color="true" fo:font-size="9pt" fo:font-style="normal" fo:font-weight="normal" style:font-size-asian="9pt" style:font-style-asian="normal" style:font-weight-asian="normal" style:font-size-complex="9pt" style:font-style-complex="normal" style:font-weight-complex="normal"/>
    </style:style>
    <style:style style:name="P60" style:family="paragraph" style:parent-style-name="Code" style:list-style-name="L3">
      <style:text-properties fo:font-size="9pt" fo:font-style="normal" fo:font-weight="normal" style:font-size-asian="9pt" style:font-style-asian="normal" style:font-weight-asian="normal" style:font-size-complex="9pt" style:font-style-complex="normal" style:font-weight-complex="normal"/>
    </style:style>
    <style:style style:name="P61" style:family="paragraph" style:parent-style-name="Code">
      <style:text-properties fo:font-weight="normal" style:font-weight-asian="normal" style:font-weight-complex="normal"/>
    </style:style>
    <style:style style:name="P62" style:family="paragraph" style:parent-style-name="Code" style:master-page-name="">
      <style:paragraph-properties fo:keep-with-next="always"/>
      <style:text-properties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underline-style="none"/>
    </style:style>
    <style:style style:name="T4" style:family="text">
      <style:text-properties fo:font-style="italic" style:text-underline-style="none" style:font-style-asian="italic" style:font-style-complex="italic"/>
    </style:style>
    <style:style style:name="T5" style:family="text">
      <style:text-properties fo:font-size="8pt" style:font-size-asian="8pt" style:font-size-complex="8pt"/>
    </style:style>
    <style:style style:name="T6" style:family="text">
      <style:text-properties fo:font-size="10pt" style:font-size-asian="10pt" style:font-size-complex="10pt"/>
    </style:style>
    <style:style style:name="T7" style:family="text">
      <style:text-properties fo:font-weight="bold" style:font-weight-asian="bold" style:font-weight-complex="bold"/>
    </style:style>
    <style:style style:name="T8" style:family="text">
      <style:text-properties fo:font-style="italic" style:text-underline-style="none" style:font-style-asian="italic" style:font-style-complex="italic"/>
    </style:style>
    <style:style style:name="T9" style:family="text">
      <style:text-properties fo:font-style="italic" style:text-underline-style="none" fo:font-weight="normal" style:font-style-asian="italic" style:font-weight-asian="normal" style:font-style-complex="italic"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style:font-style-asian="italic" style:font-style-complex="italic"/>
    </style:style>
    <style:style style:name="T12" style:family="text">
      <style:text-properties style:text-underline-style="none"/>
    </style:style>
    <style:style style:name="T13" style:family="text">
      <style:text-properties style:text-underline-style="none" fo:font-weight="normal" style:font-weight-asian="normal" style:font-weight-complex="normal"/>
    </style:style>
    <style:style style:name="T14" style:family="text">
      <style:text-properties style:text-underline-style="none" fo:font-weight="bold" style:font-weight-asian="bold" style:font-weight-complex="bold"/>
    </style:style>
    <style:style style:name="T15" style:family="text">
      <style:text-properties fo:font-weight="normal" style:font-weight-asian="normal" style:font-weight-complex="normal"/>
    </style:style>
    <style:style style:name="T16" style:family="text">
      <style:text-properties style:use-window-font-color="true" style:font-name="Courier New" fo:font-size="9pt" fo:font-style="normal" fo:font-weight="normal" style:font-name-asian="Courier New" style:font-size-asian="9pt" style:font-style-asian="normal" style:font-weight-asian="normal" style:font-name-complex="Courier New" style:font-size-complex="9pt"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style:font-style-asian="normal" style:font-style-complex="normal"/>
    </style:style>
    <style:style style:name="T19" style:family="text">
      <style:text-properties fo:font-style="normal" style:font-style-asian="normal" style:font-style-complex="normal"/>
    </style:style>
    <style:style style:name="T20" style:family="text">
      <style:text-properties fo:color="#000000" style:font-name="Courier New" fo:font-size="10pt" style:font-name-asian="Courier New" style:font-size-asian="10pt" style:font-name-complex="Courier New" style:font-size-complex="10pt"/>
    </style:style>
    <style:style style:name="T21" style:family="text">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T22" style:family="text">
      <style:text-properties fo:color="#000000" style:font-name="Courier New" fo:font-weight="normal" style:font-name-asian="Courier New" style:font-weight-asian="normal" style:font-name-complex="Courier New" style:font-weight-complex="normal"/>
    </style:style>
    <style:style style:name="T23" style:family="text">
      <style:text-properties fo:color="#000000" style:font-name="Courier New" style:font-name-asian="Courier New" style:font-name-complex="Courier New"/>
    </style:style>
    <style:style style:name="T24" style:family="text">
      <style:text-properties style:font-name="Thorndale" fo:font-size="11pt"/>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number text:level="1" text:style-name="Numbering_20_Symbols" style:num-suffix="." style:num-format="1" text:start-value="4">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office:forms form:automatic-focus="false" form:apply-design-mode="false"/>
      <text:tracked-changes>
        <text:changed-region text:id="ct898159408">
          <text:deletion>
            <office:change-info>
              <dc:creator>unknown</dc:creator>
              <dc:date>2008-04-24T09:22:00</dc:date>
            </office:change-info>
            <text:p text:style-name="P1">7</text:p>
          </text:deletion>
        </text:changed-region>
        <text:changed-region text:id="ct898159904">
          <text:insertion>
            <office:change-info>
              <dc:creator>unknown</dc:creator>
              <dc:date>2008-04-24T09:22:00</dc:date>
            </office:change-info>
          </text:insertion>
        </text:changed-region>
        <text:changed-region text:id="ct898161728">
          <text:deletion>
            <office:change-info>
              <dc:creator>unknown</dc:creator>
              <dc:date>2008-04-24T09:31:00</dc:date>
            </office:change-info>
            <text:p text:style-name="Text_20_body">7</text:p>
          </text:deletion>
        </text:changed-region>
        <text:changed-region text:id="ct898161824">
          <text:insertion>
            <office:change-info>
              <dc:creator>unknown</dc:creator>
              <dc:date>2008-04-24T09:31:00</dc:date>
            </office:change-info>
          </text:insertion>
        </text:changed-region>
        <text:changed-region text:id="ct898208672">
          <text:deletion>
            <office:change-info>
              <dc:creator>Jane Loizeaux</dc:creator>
              <dc:date>2008-04-22T16:42:00</dc:date>
            </office:change-info>
            <text:p text:style-name="Sidebar"><text:s/>arrays</text:p>
          </text:deletion>
        </text:changed-region>
        <text:changed-region text:id="ct898193568">
          <text:insertion>
            <office:change-info>
              <dc:creator>Jane Loizeaux</dc:creator>
              <dc:date>2008-04-22T16:42:00</dc:date>
            </office:change-info>
          </text:insertion>
        </text:changed-region>
        <text:changed-region text:id="ct898210768">
          <text:deletion>
            <office:change-info>
              <dc:creator>unknown</dc:creator>
              <dc:date>2008-04-24T09:22:00</dc:date>
            </office:change-info>
            <text:p text:style-name="Sidebar"><text:s/></text:p>
          </text:deletion>
        </text:changed-region>
        <text:changed-region text:id="ct897684128">
          <text:insertion>
            <office:change-info>
              <dc:creator>unknown</dc:creator>
              <dc:date>2008-04-24T09:22:00</dc:date>
            </office:change-info>
          </text:insertion>
        </text:changed-region>
        <text:changed-region text:id="ct898209280">
          <text:insertion>
            <office:change-info>
              <dc:creator>Jane Loizeaux</dc:creator>
              <dc:date>2008-04-22T16:42:00</dc:date>
            </office:change-info>
          </text:insertion>
        </text:changed-region>
        <text:changed-region text:id="ct898210432">
          <text:insertion>
            <office:change-info>
              <dc:creator>Jane Loizeaux</dc:creator>
              <dc:date>2008-04-22T17:02:00</dc:date>
            </office:change-info>
          </text:insertion>
        </text:changed-region>
        <text:changed-region text:id="ct898221664">
          <text:deletion>
            <office:change-info>
              <dc:creator>Jane Loizeaux</dc:creator>
              <dc:date>2008-04-22T17:03: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1;<text:line-break/><text:line-break/>import java.awt.BorderLayout;<text:line-break/>import java.awt.Container;<text:line-break/>import java.awt.event.ActionEvent;<text:line-break/>import java.awt.event.ActionListener;<text:line-break/>import java.io.UnsupportedEncodingException;<text:line-break/>import java.net.PasswordAuthentication;<text:line-break/>import java.util.Properties;<text:line-break/>import java.util.Random;<text:line-break/><text:line-break/>import javax.swing.JFrame;<text:line-break/>import javax.swing.JLabel;<text:line-break/>import javax.swing.JPanel;<text:line-break/>import javax.swing.JScrollPane;<text:line-break/>import javax.swing.JTextArea;<text:line-break/>import javax.swing.JTextField;<text:line-break/><text:line-break/>import com.sun.sgs.client.ClientChannel;<text:line-break/>import com.sun.sgs.client.ClientChannelListener;<text:line-break/>import com.sun.sgs.client.simple.SimpleClient;<text:line-break/>import com.sun.sgs.client.simple.SimpleClientListener;<text:line-break/><text:line-break/>/**<text:line-break/> * A simple GUI client that interacts with a PDS server-side app.<text:line-break/> * It presents a basic chat interface with an output area and input<text:line-break/> * field.<text:line-break/> * &lt;p&gt;<text:line-break/> * The client understands the following properties:<text:line-break/> * &lt;ul&gt;<text:line-break/> * &lt;li&gt;&lt;code&gt;{@value #HOST_PROPERTY}&lt;/code&gt; &lt;br&gt;<text:line-break/> * <text:s text:c="4"/>&lt;i&gt;Default:&lt;/i&gt; {@value #DEFAULT_HOST} &lt;br&gt;<text:line-break/> * <text:s text:c="4"/>The hostname of the server.&lt;p&gt;<text:line-break/> *<text:line-break/> * &lt;li&gt;&lt;code&gt;{@value #PORT_PROPERTY}&lt;/code&gt; &lt;br&gt;<text:line-break/> * <text:s text:c="4"/>&lt;i&gt;Default:&lt;/i&gt; {@value #DEFAULT_PORT} &lt;br&gt;<text:line-break/> * <text:s text:c="4"/>The port that the server is listening on.&lt;p&gt;<text:line-break/> *<text:line-break/> * &lt;/ul&gt;<text:line-break/> */<text:line-break/>public class HelloUserClient extends JFrame<text:line-break/> <text:s text:c="3"/>implements SimpleClientListener, ActionListener<text:line-break/>{<text:line-break/> <text:s text:c="3"/>/** The version of the serialized form of this class. */<text:line-break/> <text:s text:c="3"/>private static final long serialVersionUID = 1L;<text:line-break/><text:line-break/> <text:s text:c="3"/>/** The name of the host property. */<text:line-break/> <text:s text:c="3"/>public static final String HOST_PROPERTY = "tutorial.host";<text:line-break/><text:line-break/> <text:s text:c="3"/>/** The default hostname. */<text:line-break/> <text:s text:c="3"/>public static final String DEFAULT_HOST = "localhost";<text:line-break/><text:line-break/> <text:s text:c="3"/>/** The name of the port property. */<text:line-break/> <text:s text:c="3"/>public static final String PORT_PROPERTY = "tutorial.port";<text:line-break/><text:line-break/> <text:s text:c="3"/>/** The default port. */<text:line-break/> <text:s text:c="3"/>public static final String DEFAULT_PORT = "1139";<text:line-break/><text:line-break/> <text:s text:c="3"/>/** The message encoding. */<text:line-break/> <text:s text:c="3"/>public static final String MESSAGE_CHARSET = "UTF-8";<text:line-break/><text:line-break/> <text:s text:c="3"/>/** The output area for chat messages. */<text:line-break/> <text:s text:c="3"/>protected final JTextArea outputArea;<text:line-break/><text:line-break/> <text:s text:c="3"/>/** The input field for the user to enter a chat message. */<text:line-break/> <text:s text:c="3"/>protected final JTextField inputField;<text:line-break/><text:line-break/> <text:s text:c="3"/>/** The panel that wraps the input field and any other UI. */<text:line-break/> <text:s text:c="3"/>protected final JPanel inputPanel;<text:line-break/><text:line-break/> <text:s text:c="3"/>/** The status indicator. */<text:line-break/> <text:s text:c="3"/>protected final JLabel statusLabel;<text:line-break/><text:line-break/> <text:s text:c="3"/>/** The {@link SimpleClient} instance for this client. */<text:line-break/> <text:s text:c="3"/>protected final SimpleClient simpleClient;<text:line-break/><text:line-break/> <text:s text:c="3"/>/** The random number generator for login names. */<text:line-break/> <text:s text:c="3"/>private final Random random = new Random();<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UserClient().login();<text:line-break/> <text:s text:c="3"/>}<text:line-break/><text:line-break/> <text:s text:c="3"/>// HelloUserClient methods<text:line-break/><text:line-break/> <text:s text:c="3"/>/**<text:line-break/> <text:s text:c="4"/>* Creates a new client UI.<text:line-break/> <text:s text:c="4"/>*/<text:line-break/> <text:s text:c="3"/>public HelloUserClient() {<text:line-break/> <text:s text:c="7"/>this(HelloUserClient.class.getSimpleName());<text:line-break/> <text:s text:c="3"/>}<text:line-break/><text:line-break/> <text:s text:c="3"/>/**<text:line-break/> <text:s text:c="4"/>* Creates a new client UI with the given window title.<text:line-break/> <text:s text:c="4"/>*<text:line-break/> <text:s text:c="4"/>* @param title the title for the client's window<text:line-break/> <text:s text:c="4"/>*/<text:line-break/> <text:s text:c="3"/>protected HelloUserClient(String title) {<text:line-break/> <text:s text:c="7"/>super(title);<text:line-break/> <text:s text:c="7"/>Container c = getContentPane();<text:line-break/> <text:s text:c="7"/>JPanel appPanel = new JPanel();<text:line-break/> <text:s text:c="7"/>appPanel.setFocusable(false);<text:line-break/> <text:s text:c="7"/>c.setLayout(new BorderLayout());<text:line-break/> <text:s text:c="7"/>appPanel.setLayout(new BorderLayout());<text:line-break/> <text:s text:c="7"/>outputArea = new JTextArea();<text:line-break/> <text:s text:c="7"/>outputArea.setEditable(false);<text:line-break/> <text:s text:c="7"/>outputArea.setFocusable(false);<text:line-break/> <text:s text:c="7"/>appPanel.add(new JScrollPane(outputArea), BorderLayout.CENTER);<text:line-break/> <text:s text:c="7"/>inputField = new JTextField();<text:line-break/> <text:s text:c="7"/>inputField.addActionListener(this);<text:line-break/> <text:s text:c="7"/>inputPanel = new JPanel();<text:line-break/> <text:s text:c="7"/>inputPanel.setLayout(new BorderLayout());<text:line-break/> <text:s text:c="7"/>populateInputPanel(inputPanel);<text:line-break/> <text:s text:c="7"/>inputPanel.setEnabled(false);<text:line-break/> <text:s text:c="7"/>appPanel.add(inputPanel, BorderLayout.SOUTH);<text:line-break/> <text:s text:c="7"/>c.add(appPanel, BorderLayout.CENTER);<text:line-break/> <text:s text:c="7"/>statusLabel = new JLabel();<text:line-break/> <text:s text:c="7"/>statusLabel.setFocusable(false);<text:line-break/> <text:s text:c="7"/>setStatus("Not Started");<text:line-break/> <text:s text:c="7"/>c.add(statusLabel, BorderLayout.SOUTH);<text:line-break/> <text:s text:c="7"/>setSize(640, 480);<text:line-break/> <text:s text:c="7"/>setDefaultCloseOperation(DISPOSE_ON_CLOSE);<text:line-break/> <text:s text:c="7"/>setVisible(true);<text:line-break/> <text:s text:c="7"/>simpleClient = new SimpleClient(this);<text:line-break/> <text:s text:c="3"/>}<text:line-break/><text:line-break/> <text:s text:c="3"/>/**<text:line-break/> <text:s text:c="4"/>* Allows subclasses to populate the input panel with<text:line-break/> <text:s text:c="4"/>* additional UI elements. <text:s/>The base implementation<text:line-break/> <text:s text:c="4"/>* simply adds the input text field to the center of the panel.<text:line-break/> <text:s text:c="4"/>*<text:line-break/> <text:s text:c="4"/>* @param panel the panel to populate<text:line-break/> <text:s text:c="4"/>*/<text:line-break/> <text:s text:c="3"/>protected void populateInputPanel(JPanel panel) {<text:line-break/> <text:s text:c="7"/>panel.add(inputField, BorderLayout.CENTER);<text:line-break/> <text:s text:c="3"/>}<text:line-break/><text:line-break/> <text:s text:c="3"/>/**<text:line-break/> <text:s text:c="4"/>* Appends the given message to the output text pane.<text:line-break/> <text:s text:c="4"/>*<text:line-break/> <text:s text:c="4"/>* @param x the message to append to the output text pane<text:line-break/> <text:s text:c="4"/>*/<text:line-break/> <text:s text:c="3"/>protected void appendOutput(String x) {<text:line-break/> <text:s text:c="7"/>outputArea.append(x + "\n");<text:line-break/> <text:s text:c="3"/>}<text:line-break/><text:line-break/> <text:s text:c="3"/>/**<text:line-break/> <text:s text:c="4"/>* Initiates asynchronous login to the PDS server specified by<text:line-break/> <text:s text:c="4"/>* the host and port properties.<text:line-break/> <text:s text:c="4"/>*/<text:line-break/> <text:s text:c="3"/>protected void login() {<text:line-break/> <text:s text:c="7"/>String host = System.getProperty(HOST_PROPERTY, DEFAULT_HOST);<text:line-break/> <text:s text:c="7"/>String port = System.getProperty(PORT_PROPERTY, DEFAULT_PORT);<text:line-break/><text:line-break/> <text:s text:c="7"/>try {<text:line-break/> <text:s text:c="11"/>Properties connectProps = new Properties();<text:line-break/> <text:s text:c="11"/>connectProps.put("host", host);<text:line-break/> <text:s text:c="11"/>connectProps.put("port", port);<text:line-break/> <text:s text:c="11"/>simpleClient.login(connectProps);<text:line-break/> <text:s text:c="7"/>} catch (Exception e) {<text:line-break/> <text:s text:c="11"/>e.printStackTrace();<text:line-break/> <text:s text:c="11"/>disconnected(false, e.getMessage());<text:line-break/> <text:s text:c="7"/>}<text:line-break/> <text:s text:c="3"/>}<text:line-break/><text:line-break/> <text:s text:c="3"/>/**<text:line-break/> <text:s text:c="4"/>* Displays the given string in this client's status bar.<text:line-break/> <text:s text:c="4"/>*<text:line-break/> <text:s text:c="4"/>* @param status the status message to set<text:line-break/> <text:s text:c="4"/>*/<text:line-break/> <text:s text:c="3"/>protected void setStatus(String status) {<text:line-break/> <text:s text:c="7"/>appendOutput("Status Set: " + status);<text:line-break/> <text:s text:c="7"/>statusLabel.setText("Status: " + status);<text:line-break/> <text:s text:c="3"/>}<text:line-break/><text:line-break/> <text:s text:c="3"/>/**<text:line-break/> <text:s text:c="4"/>* Encodes a {@code String} into an array of bytes.<text:line-break/> <text:s text:c="4"/>*<text:line-break/> <text:s text:c="4"/>* @param s the string to encode<text:line-break/> <text:s text:c="4"/>* @return the byte array which encodes the given string<text:line-break/> <text:s text:c="4"/>*/<text:line-break/> <text:s text:c="3"/>protected static byte[] encodeString(String s) {<text:line-break/> <text:s text:c="7"/>try {<text:line-break/> <text:s text:c="11"/>return s.getBytes(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Decodes an array of bytes into a {@code String}.<text:line-break/> <text:s text:c="4"/>*<text:line-break/> <text:s text:c="4"/>* @param bytes the bytes to decode<text:line-break/> <text:s text:c="4"/>* @return the decoded string<text:line-break/> <text:s text:c="4"/>*/<text:line-break/> <text:s text:c="3"/>protected static String decodeString(byte[] bytes) {<text:line-break/> <text:s text:c="7"/>try {<text:line-break/> <text:s text:c="11"/>return new String(bytes, MESSAGE_CHARSET);<text:line-break/> <text:s text:c="7"/>} catch (UnsupportedEncodingException e) {<text:line-break/> <text:s text:c="11"/>throw new Error("Required character set " + MESSAGE_CHARSET +<text:line-break/> <text:s text:c="15"/>" not found", e);<text:line-break/> <text:s text:c="7"/>}<text:line-break/> <text:s text:c="3"/>}<text:line-break/><text:line-break/> <text:s text:c="3"/>/**<text:line-break/> <text:s text:c="4"/>* Returns the user-supplied text from the input field, and clears<text:line-break/> <text:s text:c="4"/>* the field to prepare for more input.<text:line-break/> <text:s text:c="4"/>*<text:line-break/> <text:s text:c="4"/>* @return the user-supplied text from the input field<text:line-break/> <text:s text:c="4"/>*/<text:line-break/> <text:s text:c="3"/>protected String getInputText() {<text:line-break/> <text:s text:c="7"/>try {<text:line-break/> <text:s text:c="11"/>return inputField.getText();<text:line-break/> <text:s text:c="7"/>} finally {<text:line-break/> <text:s text:c="11"/>inputField.setText("");<text:line-break/> <text:s text:c="7"/>}<text:line-break/> <text:s text:c="3"/>}<text:line-break/><text:line-break/> <text:s text:c="3"/>// Implement SimpleClientListener<text:line-break/><text:line-break/> <text:s text:c="3"/>/**<text:line-break/> <text:s text:c="4"/>* {@inheritDoc}<text:line-break/> <text:s text:c="4"/>* &lt;p&gt;<text:line-break/> <text:s text:c="4"/>* Returns dummy credentials where user is "guest-&amp;lt;random&amp;gt;"<text:line-break/> <text:s text:c="4"/>* and the password is "guest." <text:s/>Real-world clients are likely<text:line-break/> <text:s text:c="4"/>* to pop up a login dialog to get these fields from the player.<text:line-break/> <text:s text:c="4"/>*/<text:line-break/> <text:s text:c="3"/>public PasswordAuthentication getPasswordAuthentication() {<text:line-break/> <text:s text:c="7"/>String player = "guest-" + random.nextInt(1000);<text:line-break/> <text:s text:c="7"/>setStatus("Logging in as " + player);<text:line-break/> <text:s text:c="7"/>String password = "guest";<text:line-break/> <text:s text:c="7"/>return new PasswordAuthentication(player, password.toCharArray());<text:line-break/> <text:s text:c="3"/>}<text:line-break/><text:line-break/> <text:s text:c="3"/>/**<text:line-break/> <text:s text:c="4"/>* {@inheritDoc}<text:line-break/> <text:s text:c="4"/>* &lt;p&gt;<text:line-break/> <text:s text:c="4"/>* Enables input and updates the status message on successful login.<text:line-break/> <text:s text:c="4"/>*/<text:line-break/> <text:s text:c="3"/>public void loggedIn() {<text:line-break/> <text:s text:c="7"/>inputPanel.setEnabled(true);<text:line-break/> <text:s text:c="7"/>setStatus("Logged in");<text:line-break/> <text:s text:c="3"/>}<text:line-break/><text:line-break/> <text:s text:c="3"/>/**<text:line-break/> <text:s text:c="4"/>* {@inheritDoc}<text:line-break/> <text:s text:c="4"/>* &lt;p&gt;<text:line-break/> <text:s text:c="4"/>* Updates the status message on failed login.<text:line-break/> <text:s text:c="4"/>*/<text:line-break/> <text:s text:c="3"/>public void loginFailed(String reason) {<text:line-break/> <text:s text:c="7"/>setStatus("Login failed: " + reason);<text:line-break/> <text:s text:c="3"/>}<text:line-break/><text:line-break/> <text:s text:c="3"/>/**<text:line-break/> <text:s text:c="4"/>* {@inheritDoc}<text:line-break/> <text:s text:c="4"/>* &lt;p&gt;<text:line-break/> <text:s text:c="4"/>* Disables input and updates the status message on disconnect.<text:line-break/> <text:s text:c="4"/>*/<text:line-break/> <text:s text:c="3"/>public void disconnected(boolean graceful, String reason) {<text:line-break/> <text:s text:c="7"/>inputPanel.setEnabled(false);<text:line-break/> <text:s text:c="7"/>setStatus("Disconnected: " + reason);<text:line-break/> <text:s text:c="3"/>}<text:line-break/><text:line-break/> <text:s text:c="3"/>/**<text:line-break/> <text:s text:c="4"/>* {@inheritDoc}<text:line-break/> <text:s text:c="4"/>* &lt;p&gt;<text:line-break/> <text:s text:c="4"/>* Returns {@code null} since this basic client doesn't support channels.<text:line-break/> <text:s text:c="4"/>*/<text:line-break/> <text:s text:c="3"/>public ClientChannelListener joinedChannel(ClientChannel channel) {<text:line-break/> <text:s text:c="7"/>return null;<text:line-break/> <text:s text:c="3"/>}<text:line-break/><text:line-break/> <text:s text:c="3"/>/**<text:line-break/> <text:s text:c="4"/>* {@inheritDoc}<text:line-break/> <text:s text:c="4"/>* &lt;p&gt;<text:line-break/> <text:s text:c="4"/>* Decodes the message data and adds it to the display.<text:line-break/> <text:s text:c="4"/>*/<text:line-break/> <text:s text:c="3"/>public void receivedMessage(byte[] message) {<text:line-break/> <text:s text:c="7"/>appendOutput("Server: " + decodeString(message));<text:line-break/> <text:s text:c="3"/>}<text:line-break/><text:line-break/> <text:s text:c="3"/>/**<text:line-break/> <text:s text:c="4"/>* {@inheritDoc}<text:line-break/> <text:s text:c="4"/>* &lt;p&gt;<text:line-break/> <text:s text:c="4"/>* Updates the status message on successful reconnect.<text:line-break/> <text:s text:c="4"/>*/<text:line-break/> <text:s text:c="3"/>public void reconnected() {<text:line-break/> <text:s text:c="7"/>setStatus("reconnected");<text:line-break/> <text:s text:c="3"/>}<text:line-break/><text:line-break/> <text:s text:c="3"/>/**<text:line-break/> <text:s text:c="4"/>* {@inheritDoc}<text:line-break/> <text:s text:c="4"/>* &lt;p&gt;<text:line-break/> <text:s text:c="4"/>* Updates the status message when reconnection is attempted.<text:line-break/> <text:s text:c="4"/>*/<text:line-break/> <text:s text:c="3"/>public void reconnecting() {<text:line-break/> <text:s text:c="7"/>setStatus("reconnecting");<text:line-break/> <text:s text:c="3"/>}<text:line-break/><text:line-break/> <text:s text:c="3"/>// Implement ActionListener<text:line-break/><text:line-break/> <text:s text:c="3"/>/**<text:line-break/> <text:s text:c="4"/>* {@inheritDoc}<text:line-break/> <text:s text:c="4"/>* &lt;p&gt;<text:line-break/> <text:s text:c="4"/>* Encodes the string entered by the user and sends it to the server.<text:line-break/> <text:s text:c="4"/>*/<text:line-break/> <text:s text:c="3"/>public void actionPerformed(ActionEvent event) {<text:line-break/> <text:s text:c="7"/>if (! simpleClient.isConnected())<text:line-break/> <text:s text:c="11"/>return;<text:line-break/><text:line-break/> <text:s text:c="7"/>try {<text:line-break/> <text:s text:c="11"/>String text = getInputText();<text:line-break/> <text:s text:c="11"/>simpleClient.send(encodeString(text));<text:line-break/> <text:s text:c="7"/>} catch (Exception e) {<text:line-break/> <text:s text:c="11"/>e.printStackTrace();<text:line-break/> <text:s text:c="7"/>}<text:line-break/> <text:s text:c="3"/>}<text:line-break/>}</text:p>
          </text:deletion>
        </text:changed-region>
        <text:changed-region text:id="ct898265184">
          <text:insertion>
            <office:change-info>
              <dc:creator>Jane Loizeaux</dc:creator>
              <dc:date>2008-04-22T17:06:00</dc:date>
            </office:change-info>
          </text:insertion>
        </text:changed-region>
        <text:changed-region text:id="ct898265280">
          <text:insertion>
            <office:change-info>
              <dc:creator>Jane Loizeaux</dc:creator>
              <dc:date>2008-04-22T18:09:00</dc:date>
            </office:change-info>
          </text:insertion>
        </text:changed-region>
        <text:changed-region text:id="ct898265472">
          <text:deletion>
            <office:change-info>
              <dc:creator>Jane Loizeaux</dc:creator>
              <dc:date>2008-04-22T18:09:00</dc:date>
            </office:change-info>
            <text:h text:style-name="Heading_20_1" text:outline-level="1"/>
            <text:h text:style-name="Heading_20_1" text:outline-level="1"><text:line-break/></text:h>
          </text:deletion>
        </text:changed-region>
        <text:changed-region text:id="ct898266240">
          <text:deletion>
            <office:change-info>
              <dc:creator>Jane Loizeaux</dc:creator>
              <dc:date>2008-04-22T16:42:00</dc:date>
            </office:change-info>
            <text:p text:style-name="Text_20_body">The channel system supports both targeted messages to specific participants and broadcast messages that any participating client will receive. <text:s/></text:p>
          </text:deletion>
        </text:changed-region>
        <text:changed-region text:id="ct898266336">
          <text:insertion>
            <office:change-info>
              <dc:creator>Jane Loizeaux</dc:creator>
              <dc:date>2008-04-22T16:46:00</dc:date>
            </office:change-info>
          </text:insertion>
        </text:changed-region>
        <text:changed-region text:id="ct898264960">
          <text:insertion>
            <office:change-info>
              <dc:creator>Jane Loizeaux</dc:creator>
              <dc:date>2008-04-22T16:47:00</dc:date>
            </office:change-info>
          </text:insertion>
        </text:changed-region>
        <text:changed-region text:id="ct897787184">
          <text:insertion>
            <office:change-info>
              <dc:creator>Jane Loizeaux</dc:creator>
              <dc:date>2008-04-22T16:48:00</dc:date>
            </office:change-info>
          </text:insertion>
        </text:changed-region>
        <text:changed-region text:id="ct897788000">
          <text:deletion>
            <office:change-info>
              <dc:creator>Jane Loizeaux</dc:creator>
              <dc:date>2008-04-22T16:48:00</dc:date>
            </office:change-info>
            <text:p text:style-name="Text_20_body">on <text:s/>the channel, as well as send packets to users on the channel</text:p>
          </text:deletion>
        </text:changed-region>
        <text:changed-region text:id="ct897781008">
          <text:deletion>
            <office:change-info>
              <dc:creator>Jane Loizeaux</dc:creator>
              <dc:date>2008-04-22T16:43:00</dc:date>
            </office:change-info>
            <text:p text:style-name="Text_20_body">to any one user, or all packets </text:p>
          </text:deletion>
        </text:changed-region>
        <text:changed-region text:id="ct898265568">
          <text:deletion>
            <office:change-info>
              <dc:creator>Jane Loizeaux</dc:creator>
              <dc:date>2008-04-22T16:48:00</dc:date>
            </office:change-info>
            <text:p text:style-name="Text_20_body">also listen to packets sent </text:p>
          </text:deletion>
        </text:changed-region>
        <text:changed-region text:id="ct897776400">
          <text:deletion>
            <office:change-info>
              <dc:creator>Jane Loizeaux</dc:creator>
              <dc:date>2008-04-22T16:49:00</dc:date>
            </office:change-info>
            <text:p text:style-name="Text_20_body">One big difference between channel communication and client/server communication is that the server application does not have to involve itself in sending or receiving the packets. Once a set of users have been joined to a channel, they can send and receive packets among themselves. Such client-to-client communication can be more efficient, since it does not involve the server application's task or persistence mechanisms. In the case of broadcast communications, it also removes the need to manage a list of users. <text:s/></text:p>
            <text:p text:style-name="Text_20_body">This is a common pattern for fast action games that have to update other users very rapidly, but have to update the server at a much lower frequency, if at all.</text:p>
            <text:p text:style-name="Text_20_body">Another common pattern is for clients to request to be joined to channels, either explicitly or implicitly (by asking to be joined to a game session). In this case, the client sends a request to the server application via the game's own packet protocol, and the server application does the actual joining of the client to the channel. </text:p>
            <text:p text:style-name="Text_20_body"/>
          </text:deletion>
        </text:changed-region>
        <text:changed-region text:id="ct898270512">
          <text:deletion>
            <office:change-info>
              <dc:creator>Jane Loizeaux</dc:creator>
              <dc:date>2008-04-22T16:49:00</dc:date>
            </office:change-info>
            <text:p text:style-name="Text_20_body"><text:span text:style-name="T1">f</text:span></text:p>
          </text:deletion>
        </text:changed-region>
        <text:changed-region text:id="ct898271248">
          <text:insertion>
            <office:change-info>
              <dc:creator>Jane Loizeaux</dc:creator>
              <dc:date>2008-04-22T16:49:00</dc:date>
            </office:change-info>
          </text:insertion>
        </text:changed-region>
        <text:changed-region text:id="ct898271952">
          <text:format-change>
            <office:change-info>
              <dc:creator>Jane Loizeaux</dc:creator>
              <dc:date>2008-04-22T16:49:00</dc:date>
            </office:change-info>
          </text:format-change>
        </text:changed-region>
        <text:changed-region text:id="ct898271792">
          <text:deletion>
            <office:change-info>
              <dc:creator>Jane Loizeaux</dc:creator>
              <dc:date>2008-04-22T16:49:00</dc:date>
            </office:change-info>
            <text:p text:style-name="Text_20_body"><text:span text:style-name="T1">b</text:span></text:p>
          </text:deletion>
        </text:changed-region>
        <text:changed-region text:id="ct898272592">
          <text:insertion>
            <office:change-info>
              <dc:creator>Jane Loizeaux</dc:creator>
              <dc:date>2008-04-22T16:49:00</dc:date>
            </office:change-info>
          </text:insertion>
        </text:changed-region>
        <text:changed-region text:id="ct898273264">
          <text:format-change>
            <office:change-info>
              <dc:creator>Jane Loizeaux</dc:creator>
              <dc:date>2008-04-22T16:50:00</dc:date>
            </office:change-info>
          </text:format-change>
        </text:changed-region>
        <text:changed-region text:id="ct898269328">
          <text:deletion>
            <office:change-info>
              <dc:creator>Jane Loizeaux</dc:creator>
              <dc:date>2008-04-22T17:07:00</dc:date>
            </office:change-info>
            <text:p text:style-name="P2"><text:span text:style-name="T2">channelsByName.put(channel.getName(), channel);</text:span></text:p>
            <text:p text:style-name="P2"><text:s text:c="4"/>appendOutput("Joined to channel " + channel.getName());</text:p>
            <text:p text:style-name="P2"><text:s text:c="4"/>channelSelectorModel.addElement(channel.getName());</text:p>
            <text:p text:style-name="P2"><text:span text:style-name="T2"><text:s text:c="4"/>return new HelloChannelListener();</text:span></text:p>
          </text:deletion>
        </text:changed-region>
        <text:changed-region text:id="ct898266560">
          <text:insertion>
            <office:change-info>
              <dc:creator>Jane Loizeaux</dc:creator>
              <dc:date>2008-04-22T17:07:00</dc:date>
            </office:change-info>
          </text:insertion>
        </text:changed-region>
        <text:changed-region text:id="ct898273456">
          <text:deletion>
            <office:change-info>
              <dc:creator>Jane Loizeaux</dc:creator>
              <dc:date>2008-04-22T16:50:00</dc:date>
            </office:change-info>
            <text:p text:style-name="Text_20_body">one of three variant methods of </text:p>
          </text:deletion>
        </text:changed-region>
        <text:changed-region text:id="ct898272784">
          <text:deletion>
            <office:change-info>
              <dc:creator>Jane Loizeaux</dc:creator>
              <dc:date>2008-04-22T16:51:00</dc:date>
            </office:change-info>
            <text:p text:style-name="Text_20_body">. The simplest of these</text:p>
          </text:deletion>
        </text:changed-region>
        <text:changed-region text:id="ct898273552">
          <text:insertion>
            <office:change-info>
              <dc:creator>Jane Loizeaux</dc:creator>
              <dc:date>2008-04-22T16:51:00</dc:date>
            </office:change-info>
          </text:insertion>
        </text:changed-region>
        <text:changed-region text:id="ct898272688">
          <text:deletion>
            <office:change-info>
              <dc:creator>Jane Loizeaux</dc:creator>
              <dc:date>2008-04-22T16:51:00</dc:date>
            </office:change-info>
            <text:p text:style-name="P3">The second version adds a <text:span text:style-name="T1">SessionID</text:span> as a destination for a private message (a <text:span text:style-name="T1">SessionID</text:span> is how the server identifies a user). The third takes an array of <text:span text:style-name="T1">SessionIDs.</text:span> <text:s text:c="3"/></text:p>
            <text:p text:style-name="Text_20_body">An application obtains a <text:span text:style-name="T1">SessionID</text:span> for another user in one of two ways:</text:p>
            <text:list text:style-name="L1">
              <text:list-item>
                <text:p text:style-name="P4">The server knows the <text:span text:style-name="T1">SessionIDs</text:span> of all the users, so server applications may choose to transmit this information via client/server communication. </text:p>
              </text:list-item>
              <text:list-item>
                <text:p text:style-name="P5">Clients can do their own bookkeeping, since every channel message comes with a “return address”.</text:p>
              </text:list-item>
              <text:list-item>
                <text:p text:style-name="P5"/>
              </text:list-item>
            </text:list>
          </text:deletion>
        </text:changed-region>
        <text:changed-region text:id="ct936181200">
          <text:insertion>
            <office:change-info>
              <dc:creator>unknown</dc:creator>
              <dc:date>2008-04-29T11:40:00</dc:date>
            </office:change-info>
          </text:insertion>
        </text:changed-region>
        <text:changed-region text:id="ct898269744">
          <text:deletion>
            <office:change-info>
              <dc:creator>Jane Loizeaux</dc:creator>
              <dc:date>2008-04-22T16:51:00</dc:date>
            </office:change-info>
            <text:p text:style-name="Text_20_body">three</text:p>
          </text:deletion>
        </text:changed-region>
        <text:changed-region text:id="ct898269936">
          <text:insertion>
            <office:change-info>
              <dc:creator>Jane Loizeaux</dc:creator>
              <dc:date>2008-04-22T16:51:00</dc:date>
            </office:change-info>
          </text:insertion>
        </text:changed-region>
        <text:changed-region text:id="ct898261056">
          <text:deletion>
            <office:change-info>
              <dc:creator>Jane Loizeaux</dc:creator>
              <dc:date>2008-04-22T16:51:00</dc:date>
            </office:change-info>
            <text:p text:style-name="Text_20_body">The first is a</text:p>
          </text:deletion>
        </text:changed-region>
        <text:changed-region text:id="ct898272048">
          <text:insertion>
            <office:change-info>
              <dc:creator>Jane Loizeaux</dc:creator>
              <dc:date>2008-04-22T16:51:00</dc:date>
            </office:change-info>
          </text:insertion>
        </text:changed-region>
        <text:changed-region text:id="ct934989616">
          <text:insertion>
            <office:change-info>
              <dc:creator>unknown</dc:creator>
              <dc:date>2008-04-29T11:40:00</dc:date>
            </office:change-info>
          </text:insertion>
        </text:changed-region>
        <text:changed-region text:id="ct898271504">
          <text:deletion>
            <office:change-info>
              <dc:creator>Jane Loizeaux</dc:creator>
              <dc:date>2008-04-22T16:51:00</dc:date>
            </office:change-info>
            <text:list text:style-name="L2">
              <text:list-item>
                <text:p text:style-name="P6">The next is the <text:span text:style-name="T1">SessionID</text:span> of the sender. </text:p>
              </text:list-item>
              <text:list-item>
                <text:p text:style-name="P6"/>
              </text:list-item>
            </text:list>
          </text:deletion>
        </text:changed-region>
        <text:changed-region text:id="ct898272336">
          <text:deletion>
            <office:change-info>
              <dc:creator>Jane Loizeaux</dc:creator>
              <dc:date>2008-04-22T16:51:00</dc:date>
            </office:change-info>
            <text:p text:style-name="Text_20_body">The third is t</text:p>
          </text:deletion>
        </text:changed-region>
        <text:changed-region text:id="ct897752928">
          <text:insertion>
            <office:change-info>
              <dc:creator>Jane Loizeaux</dc:creator>
              <dc:date>2008-04-22T16:51:00</dc:date>
            </office:change-info>
          </text:insertion>
        </text:changed-region>
        <text:changed-region text:id="ct898283824">
          <text:deletion>
            <office:change-info>
              <dc:creator>Jane Loizeaux</dc:creator>
              <dc:date>2008-04-22T17:08:00</dc:date>
            </office:change-info>
            <text:p text:style-name="Code">/* <text:line-break/>* Copyright (c) 2007, Sun Microsystems, Inc. <text:line-break/>* <text:line-break/>* All rights reserved. <text:line-break/>* <text:line-break/>* Redistribution and use in source and binary forms, with or without <text:line-break/>* modification, are permitted provided that the following conditions <text:line-break/>* are met: <text:line-break/>* <text:line-break/>*     * Redistributions of source code must retain the above copyright <text:line-break/>*       notice, this list of conditions and the following disclaimer. <text:line-break/>*     * Redistributions in binary form must reproduce the above copyright <text:line-break/>*       notice, this list of conditions and the following disclaimer in <text:line-break/>*       the documentation and/or other materials provided with the <text:line-break/>*       distribution. <text:line-break/>*     * Neither the name of Sun Microsystems, Inc. nor the names of its <text:line-break/>*       contributors may be used to endorse or promote products derived <text:line-break/>*       from this software without specific prior written permission. <text:line-break/>* <text:line-break/>* THIS SOFTWARE IS PROVIDED BY THE COPYRIGHT HOLDERS AND CONTRIBUTORS <text:line-break/>* "AS IS" AND ANY EXPRESS OR IMPLIED WARRANTIES, INCLUDING, BUT NOT <text:line-break/>* LIMITED TO, THE IMPLIED WARRANTIES OF MERCHANTABILITY AND FITNESS FOR <text:line-break/>* A PARTICULAR PURPOSE ARE DISCLAIMED. IN NO EVENT SHALL THE COPYRIGHT <text:line-break/>* OWNER OR CONTRIBUTORS BE LIABLE FOR ANY DIRECT, INDIRECT, INCIDENTAL, <text:line-break/>* SPECIAL, EXEMPLARY, OR CONSEQUENTIAL DAMAGES (INCLUDING, BUT NOT <text:line-break/>* LIMITED TO, PROCUREMENT OF SUBSTITUTE GOODS OR SERVICES; LOSS OF USE, <text:line-break/>* DATA, OR PROFITS; OR BUSINESS INTERRUPTION) HOWEVER CAUSED AND ON ANY <text:line-break/>* THEORY OF LIABILITY, WHETHER IN CONTRACT, STRICT LIABILITY, OR TORT <text:line-break/>* (INCLUDING NEGLIGENCE OR OTHERWISE) ARISING IN ANY WAY OUT OF THE USE <text:line-break/>* OF THIS SOFTWARE, EVEN IF ADVISED OF THE POSSIBILITY OF SUCH DAMAGE. <text:line-break/>*/ <text:line-break/><text:line-break/>package com.sun.sgs.tutorial.client.lesson2;<text:line-break/><text:line-break/>import java.awt.BorderLayout;<text:line-break/>import java.awt.event.ActionEvent;<text:line-break/>import java.util.HashMap;<text:line-break/>import java.util.Map;<text:line-break/>import java.util.concurrent.atomic.AtomicInteger;<text:line-break/><text:line-break/>import javax.swing.DefaultComboBoxModel;<text:line-break/>import javax.swing.JComboBox;<text:line-break/>import javax.swing.JPanel;<text:line-break/><text:line-break/>import com.sun.sgs.client.ClientChannel;<text:line-break/>import com.sun.sgs.client.ClientChannelListener;<text:line-break/>import com.sun.sgs.client.SessionId;<text:line-break/>import com.sun.sgs.tutorial.client.lesson1.HelloUserClient;<text:line-break/><text:line-break/>/**<text:line-break/> * A simple GUI client that interacts with a PDS server-side app using<text:line-break/> * both direct messaging and channel broadcasts.<text:line-break/> * &lt;p&gt;<text:line-break/> * It presents a basic chat interface with an output area and input<text:line-break/> * field, and adds a channel selector to allow the user to choose which<text:line-break/> * method is used for sending data.<text:line-break/> *<text:line-break/> * @see HelloUserClient for a description of the properties understood<text:line-break/> * <text:s text:c="5"/>by this client.<text:line-break/> */<text:line-break/>public class HelloChannelClient extends HelloUserClient<text:line-break/>{<text:line-break/> <text:s text:c="3"/>/** The version of the serialized form of this class. */<text:line-break/> <text:s text:c="3"/>private static final long serialVersionUID = 1L;<text:line-break/><text:line-break/> <text:s text:c="3"/>/** Map that associates a channel name with a {@link ClientChannel}. */<text:line-break/> <text:s text:c="3"/>protected final Map&lt;String, ClientChannel&gt; channelsByName =<text:line-break/> <text:s text:c="7"/>new HashMap&lt;String, ClientChannel&gt;();<text:line-break/><text:line-break/> <text:s text:c="3"/>/** The UI selector among direct messaging and different channels. */<text:line-break/> <text:s text:c="3"/>protected JComboBox channelSelector;<text:line-break/><text:line-break/> <text:s text:c="3"/>/** The data model for the channel selector. */<text:line-break/> <text:s text:c="3"/>protected DefaultComboBoxModel channelSelectorModel;<text:line-break/><text:line-break/> <text:s text:c="3"/>/** Sequence generator for counting channels. */<text:line-break/> <text:s text:c="3"/>protected final AtomicInteger channelNumberSequence =<text:line-break/> <text:s text:c="7"/>new AtomicInteger(1);<text:line-break/><text:line-break/> <text:s text:c="3"/>// Main<text:line-break/><text:line-break/> <text:s text:c="3"/>/**<text:line-break/> <text:s text:c="4"/>* Runs an instance of this client.<text:line-break/> <text:s text:c="4"/>*<text:line-break/> <text:s text:c="4"/>* @param args the command-line arguments (unused)<text:line-break/> <text:s text:c="4"/>*/<text:line-break/> <text:s text:c="3"/>public static void main(String[] args) {<text:line-break/> <text:s text:c="7"/>new HelloChannelClient().login();<text:line-break/> <text:s text:c="3"/>}<text:line-break/><text:line-break/> <text:s text:c="3"/>// HelloChannelClient methods<text:line-break/><text:line-break/> <text:s text:c="3"/>/**<text:line-break/> <text:s text:c="4"/>* Creates a new client UI.<text:line-break/> <text:s text:c="4"/>*/<text:line-break/> <text:s text:c="3"/>public HelloChannelClient() {<text:line-break/> <text:s text:c="7"/>super(HelloChannelClient.class.getSimpleName());<text:line-break/> <text:s text:c="3"/>}<text:line-break/><text:line-break/> <text:s text:c="3"/>/**<text:line-break/> <text:s text:c="4"/>* {@inheritDoc}<text:line-break/> <text:s text:c="4"/>* &lt;p&gt;<text:line-break/> <text:s text:c="4"/>* This implementation adds a channel selector component next<text:line-break/> <text:s text:c="4"/>* to the input text field to allow users to choose between<text:line-break/> <text:s text:c="4"/>* direct-to-server messages and channel broadcasts.<text:line-break/> <text:s text:c="4"/>*/<text:line-break/> <text:s text:c="3"/>@Override<text:line-break/> <text:s text:c="3"/>protected void populateInputPanel(JPanel panel) {<text:line-break/> <text:s text:c="7"/>super.populateInputPanel(panel);<text:line-break/> <text:s text:c="7"/>channelSelectorModel = new DefaultComboBoxModel();<text:line-break/> <text:s text:c="7"/>channelSelectorModel.addElement("&lt;DIRECT&gt;");<text:line-break/> <text:s text:c="7"/>channelSelector = new JComboBox(channelSelectorModel);<text:line-break/> <text:s text:c="7"/>channelSelector.setFocusable(false);<text:line-break/> <text:s text:c="7"/>panel.add(channelSelector, BorderLayout.WEST);<text:line-break/> <text:s text:c="3"/>}<text:line-break/><text:line-break/> <text:s text:c="3"/>/**<text:line-break/> <text:s text:c="4"/>* {@inheritDoc}<text:line-break/> <text:s text:c="4"/>* &lt;p&gt;<text:line-break/> <text:s text:c="4"/>* Returns a listener that formats and displays received channel<text:line-break/> <text:s text:c="4"/>* messages in the output text pane.<text:line-break/> <text:s text:c="4"/>*/<text:line-break/> <text:s text:c="3"/>@Override<text:line-break/> <text:s text:c="3"/>public ClientChannelListener joinedChannel(ClientChannel channel) {<text:line-break/> <text:s text:c="7"/>channelsByName.put(channel.getName(), channel);<text:line-break/> <text:s text:c="7"/>appendOutput("Joined to channel " + channel.getName());<text:line-break/> <text:s text:c="7"/>channelSelectorModel.addElement(channel.getName());<text:line-break/> <text:s text:c="7"/>return new HelloChannelListener();<text:line-break/> <text:s text:c="3"/>}<text:line-break/><text:line-break/> <text:s text:c="3"/>/**<text:line-break/> <text:s text:c="4"/>* {@inheritDoc}<text:line-break/> <text:s text:c="4"/>* &lt;p&gt;<text:line-break/> <text:s text:c="4"/>* Encodes the string entered by the user and sends it on a channel<text:line-break/> <text:s text:c="4"/>* or directly to the server, depending on the setting of the channel<text:line-break/> <text:s text:c="4"/>* selector.<text:line-break/> <text:s text:c="4"/>*/<text:line-break/> <text:s text:c="3"/>@Override<text:line-break/> <text:s text:c="3"/>public void actionPerformed(ActionEvent event) {<text:line-break/> <text:s text:c="7"/>if (! simpleClient.isConnected())<text:line-break/> <text:s text:c="11"/>return;<text:line-break/><text:line-break/> <text:s text:c="7"/>try {<text:line-break/> <text:s text:c="11"/>String text = getInputText();<text:line-break/> <text:s text:c="11"/>byte[] message = encodeString(text);<text:line-break/> <text:s text:c="11"/>String channelName =<text:line-break/> <text:s text:c="15"/>(String) channelSelector.getSelectedItem();<text:line-break/> <text:s text:c="11"/>if (channelName.equalsIgnoreCase("&lt;DIRECT&gt;")) {<text:line-break/> <text:s text:c="15"/>simpleClient.send(message);<text:line-break/> <text:s text:c="11"/>} else {<text:line-break/> <text:s text:c="15"/>ClientChannel channel = channelsByName.get(channelName);<text:line-break/> <text:s text:c="15"/>channel.send(message);<text:line-break/> <text:s text:c="11"/>}<text:line-break/> <text:s text:c="7"/>} catch (Exception e) {<text:line-break/> <text:s text:c="11"/>e.printStackTrace();<text:line-break/> <text:s text:c="7"/>}<text:line-break/> <text:s text:c="3"/>}<text:line-break/><text:line-break/> <text:s text:c="3"/>/**<text:line-break/> <text:s text:c="4"/>* A simple listener for channel events.<text:line-break/> <text:s text:c="4"/>*/<text:line-break/> <text:s text:c="3"/>public class HelloChannelListener<text:line-break/> <text:s text:c="7"/>implements ClientChannelListener<text:line-break/> <text:s text:c="3"/>{<text:line-break/> <text:s text:c="7"/>/**<text:line-break/> <text:s text:c="8"/>* An example of per-channel state, recording the number of<text:line-break/> <text:s text:c="8"/>* channel joins when the client joined this channel.<text:line-break/> <text:s text:c="8"/>*/<text:line-break/> <text:s text:c="7"/>private final int channelNumber;<text:line-break/><text:line-break/> <text:s text:c="7"/>/**<text:line-break/> <text:s text:c="8"/>* Creates a new {@code HelloChannelListener}. Note that<text:line-break/> <text:s text:c="8"/>* the listener will be given the channel on its callback<text:line-break/> <text:s text:c="8"/>* methods, so it does not need to record the channel as<text:line-break/> <text:s text:c="8"/>* state during the join.<text:line-break/> <text:s text:c="8"/>*/<text:line-break/> <text:s text:c="7"/>public HelloChannelListener() {<text:line-break/> <text:s text:c="11"/>channelNumber = channelNumberSequence.getAndIncrement();<text:line-break/> <text:s text:c="7"/>}<text:line-break/><text:line-break/> <text:s text:c="7"/>/**<text:line-break/> <text:s text:c="8"/>* {@inheritDoc}<text:line-break/> <text:s text:c="8"/>* &lt;p&gt;<text:line-break/> <text:s text:c="8"/>* Displays a message when this client leaves a channel.<text:line-break/> <text:s text:c="8"/>*/<text:line-break/> <text:s text:c="7"/>public void leftChannel(ClientChannel channel) {<text:line-break/> <text:s text:c="11"/>appendOutput("Removed from channel " + channel.getName());<text:line-break/> <text:s text:c="7"/>}<text:line-break/><text:line-break/> <text:s text:c="7"/>/**<text:line-break/> <text:s text:c="8"/>* {@inheritDoc}<text:line-break/> <text:s text:c="8"/>* &lt;p&gt;<text:line-break/> <text:s text:c="8"/>* Formats and displays messages received on a channel.<text:line-break/> <text:s text:c="8"/>*/<text:line-break/> <text:s text:c="7"/>public void receivedMessage(ClientChannel channel,<text:line-break/> <text:s text:c="15"/>SessionId sender, byte[] message)<text:line-break/> <text:s text:c="7"/>{<text:line-break/> <text:s text:c="11"/>appendOutput("[" + channel.getName() + "/ " + channelNumber +<text:line-break/> <text:s text:c="15"/>"] " + sender + ": " + decodeString(message));<text:line-break/> <text:s text:c="7"/>}<text:line-break/> <text:s text:c="3"/>}<text:line-break/>}</text:p>
          </text:deletion>
        </text:changed-region>
        <text:changed-region text:id="ct898309440">
          <text:insertion>
            <office:change-info>
              <dc:creator>Jane Loizeaux</dc:creator>
              <dc:date>2008-04-22T17:08:00</dc:date>
            </office:change-info>
          </text:insertion>
        </text:changed-region>
        <text:changed-region text:id="ct898311520">
          <text:deletion>
            <office:change-info>
              <dc:creator>Jane Loizeaux</dc:creator>
              <dc:date>2008-04-22T18:19:00</dc:date>
            </office:change-info>
            <text:p text:style-name="Text_20_body"><text:span text:style-name="T3"/></text:p>
            <text:p text:style-name="P7">One thing not touched on in this introduction is the pluggable nature of the Project Darkstar communication APIs. The default implementation shipped with the SDK uses TCP/IP for reliable communication and UDP for unreliable communication. This can be changed, however, on an application-specific basis. This is an advanced topic that will be dealt with in the <text:span text:style-name="T4">Project Darkstar Stack Extension Manual</text:span><text:span text:style-name="T3">.</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
      <text:p text:style-name="Title"/>
      <text:p text:style-name="Title"/>
      <text:p text:style-name="Title"/>
      <text:p text:style-name="Title"/>
      <text:p text:style-name="Title"/>
      <text:p text:style-name="P20">Project Darkstar <text:line-break/>Client <text:s/>SDK Tutorial</text:p>
      <text:p text:style-name="P21"/>
      <text:p text:style-name="P21"/>
      <text:p text:style-name="P21"/>
      <text:p text:style-name="P21"/>
      <text:p text:style-name="P21"/>
      <text:p text:style-name="P21"/>
      <text:p text:style-name="P22"/>
      <text:p text:style-name="P22"/>
      <text:p text:style-name="P22"/>
      <text:p text:style-name="P22"/>
      <text:p text:style-name="P20"/>
      <text:p text:style-name="P1">Copyright © 200<text:change text:change-id="ct898159408"/><text:change-start text:change-id="ct898159904"/>8<text:change-end text:change-id="ct898159904"/> Sun Microsystems, Inc., 4150 Network Circle, Santa Clara, California 95054, U.S.A. All rights reserved.</text:p>
      <text:p text:style-name="Text_20_body">U.S. Government Rights - Commercial software. Government users are subject to the Sun Microsystems, Inc. standard license agreement and applicable provisions of the FAR and its supplements.</text:p>
      <text:p text:style-name="Text_20_body">This distribution may include materials developed by third parties.</text:p>
      <text:p text:style-name="Text_20_body">Sun, Sun Microsystems, the Sun logo, Java, Solaris, J2SE and Java RMI are trademarks or registered trademarks of Sun Microsystems, Inc. in the U.S. and other countries.</text:p>
      <text:p text:style-name="Text_20_body">All SPARC trademarks are used under license and are trademarks or registered trademarks of SPARC International, Inc. in the U.S. and other countries. Products bearing SPARC trademarks are based upon architecture developed by Sun Microsystems, Inc.</text:p>
      <text:p text:style-name="Text_20_body">UNIX is a registered trademark in the U.S. and other countries, exclusively licensed through X/Open Company, Ltd.</text:p>
      <text:p text:style-name="Text_20_body">Products covered by and information contained in this service manual are controlled by U.S. Export Control laws and may be subject to the export or import laws in other countries. Nuclear, missile, chemical biological weapons or nuclear maritime end uses or end users, whether direct or indirect, are strictly prohibited. Export or reexport to countries subject to U.S. embargo or to entities identified on U.S. export exclusion lists, including, but not limited to, the denied persons and specially designated nationals lists is strictly prohibited.</text:p>
      <text:p text:style-name="Text_20_body">DOCUMENTATION IS PROVIDED "AS IS" AND ALL EXPRESS OR IMPLIED CONDITIONS, REPRESENTATIONS AND WARRANTIES, INCLUDING ANY IMPLIED WARRANTY OF MERCHANTABILITY, FITNESS FOR A PARTICULAR PURPOSE OR NON-INFRINGEMENT, ARE DISCLAIMED, EXCEPT TO THE EXTENT THAT SUCH DISCLAIMERS ARE HELD TO BE LEGALLY INVALID.</text:p>
      <text:p text:style-name="Text_20_body"/>
      <text:p text:style-name="Text_20_body">Copyright © 200<text:change text:change-id="ct898161728"/><text:change-start text:change-id="ct898161824"/>8<text:change-end text:change-id="ct898161824"/> Sun Microsystems, Inc., 4150 Network Circle, Santa Clara, California 95054, Etats-Unis. Tous droits réservés.</text:p>
      <text:p text:style-name="Text_20_body">Cette distribution peut comprendre des composants développés par des tierces parties.</text:p>
      <text:p text:style-name="Text_20_body">Sun, Sun Microsystems, le logo Sun, Java, Solaris, J2SE et Java RMI sont des marques de fabrique ou des marques déposées de Sun Microsystems, Inc. aux Etats-Unis et dans d'autres pays.</text:p>
      <text:p text:style-name="Text_20_body">Toutes les marques SPARC sont utilisées sous licence et sont des marques de fabrique ou des marques déposées de SPARC International, Inc. aux Etats-Unis et dans d'autres pays. Les produits portant les marques SPARC sont basés sur une architecture développée par Sun Microsystems, Inc.</text:p>
      <text:p text:style-name="Text_20_body">UNIX est une marque déposée aux Etats-Unis et dans d'autres pays et licenciée exlusivement par X/Open Company, Ltd.</text:p>
      <text:p text:style-name="Text_20_body">Les produits qui font l'objet de ce manuel d'entretien et les informations qu'il contient sont regis par la legislation americaine en matiere de controle des exportations et peuvent etre soumis au droit d'autres pays dans le domaine des exportations et importations. Les utilisations finales, ou utilisateurs finaux, pour des armes nucleaires, des missiles, des armes biologiques et chimiques ou du nucleaire maritime, directement ou indirectement, sont strictement interdites. Les exportations ou reexportations vers des pays sous embargo des Etats-Unis, ou vers des entites figurant sur les listes d'exclusion d'exportation americaines, y compris, mais de maniere non exclusive, la liste de personnes qui font objet d'un ordre de ne pas participer, d'une facon directe ou indirecte, aux exportations des produits ou des services qui sont regi par la legislation americaine en matiere de controle des exportations et la liste de ressortissants specifiquement designes, sont rigoureusement interdites.</text:p>
      <text:p text:style-name="Text_20_body"/>
      <text:p text:style-name="Text_20_body">LA DOCUMENTATION EST FOURNIE "EN L'ETAT" ET TOUTES AUTRES CONDITIONS, DECLARATIONS ET GARANTIES EXPRESSES OU TACITES SONT FORMELLEMENT EXCLUES, DANS LA MESURE AUTORISEE PAR LA LOI APPLICABLE, Y COMPRIS NOTAMMENT TOUTE GARANTIE IMPLICITE RELATIVE A LA QUALITE MARCHANDE, A L'APTITUDE A UNE UTILISATION PARTICULIERE OU A L'ABSENCE DE CONTREFACON.<text:line-break/><text:line-break/></text:p>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index-entry-text/>
            <text:index-entry-span>  </text:index-entry-span>
            <text:index-entry-page-number/>
          </text:table-of-content-entry-template>
          <text:table-of-content-entry-template text:outline-level="2" text:style-name="Contents_20_2">
            <text:index-entry-chapter/>
            <text:index-entry-text/>
            <text:index-entry-span>  </text:index-entry-span>
            <text:index-entry-page-number/>
          </text:table-of-content-entry-template>
          <text:table-of-content-entry-template text:outline-level="3" text:style-name="Contents_20_3">
            <text:index-entry-chapter/>
            <text:index-entry-text/>
            <text:index-entry-span>  </text:index-entry-span>
            <text:index-entry-page-number/>
          </text:table-of-content-entry-template>
          <text:table-of-content-entry-template text:outline-level="4" text:style-name="Contents_20_4">
            <text:index-entry-chapter/>
            <text:index-entry-text/>
            <text:index-entry-span>  </text:index-entry-span>
            <text:index-entry-page-number/>
          </text:table-of-content-entry-template>
          <text:table-of-content-entry-template text:outline-level="5" text:style-name="Contents_20_5">
            <text:index-entry-chapter/>
            <text:index-entry-text/>
            <text:index-entry-span>  </text:index-entry-span>
            <text:index-entry-page-number/>
          </text:table-of-content-entry-template>
          <text:table-of-content-entry-template text:outline-level="6" text:style-name="Contents_20_6">
            <text:index-entry-chapter/>
            <text:index-entry-text/>
            <text:index-entry-span>  </text:index-entry-span>
            <text:index-entry-page-number/>
          </text:table-of-content-entry-template>
          <text:table-of-content-entry-template text:outline-level="7" text:style-name="Contents_20_7">
            <text:index-entry-chapter/>
            <text:index-entry-text/>
            <text:index-entry-span>  </text:index-entry-span>
            <text:index-entry-page-number/>
          </text:table-of-content-entry-template>
          <text:table-of-content-entry-template text:outline-level="8" text:style-name="Contents_20_8">
            <text:index-entry-chapter/>
            <text:index-entry-text/>
            <text:index-entry-span>  </text:index-entry-span>
            <text:index-entry-page-number/>
          </text:table-of-content-entry-template>
          <text:table-of-content-entry-template text:outline-level="9" text:style-name="Contents_20_9">
            <text:index-entry-chapter/>
            <text:index-entry-text/>
            <text:index-entry-span>  </text:index-entry-span>
            <text:index-entry-page-number/>
          </text:table-of-content-entry-template>
          <text:table-of-content-entry-template text:outline-level="10" text:style-name="Contents_20_10">
            <text:index-entry-chapter/>
            <text:index-entry-text/>
            <text:index-entry-span>  </text:index-entry-span>
            <text:index-entry-page-number/>
          </text:table-of-content-entry-template>
        </text:table-of-content-source>
        <text:index-body>
          <text:index-title text:style-name="Sect2" text:name="Table of Contents1_Head">
            <text:p text:style-name="Contents_20_Heading">Contents</text:p>
          </text:index-title>
          <text:p text:style-name="P27">Introduction <text:s/>v</text:p>
          <text:p text:style-name="P27">Lesson 1: HelloUserClient <text:s/>1</text:p>
          <text:p text:style-name="P29">SimpleClient <text:s/>1</text:p>
          <text:p text:style-name="P29">Connecting <text:s/>1</text:p>
          <text:p text:style-name="P29">Client/Server Communication <text:s/>2</text:p>
          <text:p text:style-name="P29">Running HelloUserClient <text:s/>3</text:p>
          <text:p text:style-name="P29">Code: HelloUserClient <text:s/>3</text:p>
          <text:p text:style-name="P28">HelloUserClient <text:s/>3</text:p>
          <text:p text:style-name="P27">Lesson 2: HelloChannelClient <text:s/>10</text:p>
          <text:p text:style-name="P29">Publish/Subscribe Channels <text:s/>10</text:p>
          <text:p text:style-name="P29">Joining and Leaving a Channel <text:s/>10</text:p>
          <text:p text:style-name="P29">Sending and Receiving Channel Messages <text:s/>10</text:p>
          <text:p text:style-name="P29">Running HelloChannelClient <text:s/>11</text:p>
          <text:p text:style-name="P29">Code: HelloChannelClient <text:s/>11</text:p>
          <text:p text:style-name="P28">HelloChannelClient <text:s/>11</text:p>
          <text:p text:style-name="P27">Conclusion <text:s/>15</text:p>
        </text:index-body>
      </text:table-of-content>
      <text:h text:style-name="Heading_20_1" text:outline-level="1">Introduction</text:h>
      <text:p text:style-name="Text_20_body">This document is a short tutorial for programming clients that connect to the Project Darkstar Server (PDS). <text:s text:c="3"/></text:p>
      <text:p text:style-name="Text_20_body">Programming game clients that use servers provided by the Project Darkstar Server is not much different from coding any other sort of game client. The big difference between PDS-based games and others is how they connect to and communicate with the server and with each other. This tutorial focuses on the “plumbing” necessary to make those connections. <text:s/></text:p>
      <text:p text:style-name="Text_20_body">It does <text:span text:style-name="T10">not</text:span><text:span text:style-name="T2"> attempt to address the design issues of how to design a good client/server architecture for an online game, since this is very game-specific and well beyond the scope of what can be covered here. There are many good books and articles on the subject already available.</text:span></text:p>
      <text:p text:style-name="P10"/>
      <text:h text:style-name="P30" text:outline-level="1">Lesson 1: HelloUserClient</text:h>
      <text:p text:style-name="Text_20_body">This lesson shows how to connect to the PDS and then communicate with it in the basic client/server mode. It is designed to go along with Lesson 5 of the <text:span text:style-name="T11">Project Darkstar</text:span><text:span text:style-name="T9"> Server Application Tutorial</text:span><text:span text:style-name="T13"> and </text:span>the <text:span text:style-name="T1">HelloUser</text:span> and <text:span text:style-name="T1">HelloEcho</text:span> examples in those lessons. It can also be used as a client for the <text:span text:style-name="T1">SwordWorld</text:span> sample application in Appendix A of the <text:span text:style-name="T11">Project Darkstar Server Application Tutorial</text:span>.</text:p>
      <text:p text:style-name="Text_20_body">To test this client, you will need to start either <text:span text:style-name="T1">HelloUser</text:span> or <text:span text:style-name="T1">HelloEcho</text:span> on the server (<text:span text:style-name="T1">HelloEcho</text:span> has more functionality). See the application tutorial for details on how to do this.</text:p>
      <text:h text:style-name="Heading_20_2" text:outline-level="2">SimpleClient</text:h>
      <text:p text:style-name="Text_20_body">The class <text:span text:style-name="T1">com.sun.sgs.client.simple.SimpleClient</text:span> is your gateway to the PDS. You create an instance of <text:span text:style-name="T1">SimpleClient</text:span> and then use it and its associated listener interface <text:span text:style-name="T1">SimpleClientListener</text:span> to communicate with the server. <text:s/></text:p>
      <text:h text:style-name="Heading_20_2" text:outline-level="2">Connecting</text:h>
      <text:p text:style-name="Text_20_body">The first thing a PDS Client needs to do is connect to its server application. Connecting is done in four steps:</text:p>
      <text:list text:style-name="L3">
        <text:list-item>
          <text:p text:style-name="P32">Create an instance of SimpleClient.<text:line-break/><text:span text:style-name="T2">The first thing you need to do is create an instance of the </text:span>SimpleClient<text:span text:style-name="T2"> class. </text:span>SimpleClient'<text:span text:style-name="T2">s constructor takes one parameter: a </text:span>SimpleClientListener<text:span text:style-name="T2"> to call for communication events. In most basic clients, this is likely the client's main class, in which case the code would look something like this:</text:span></text:p>
        </text:list-item>
      </text:list>
      <text:p text:style-name="P12">public class MyClient implements SimpleClientListener {</text:p>
      <text:p text:style-name="P12"/>
      <text:p text:style-name="P12"><text:s text:c="4"/>// ...</text:p>
      <text:p text:style-name="P19"/>
      <text:p text:style-name="Code"><text:span text:style-name="T16"><text:s text:c="4"/>simpleClient = new SimpleClient(this);</text:span><text:line-break/></text:p>
      <text:list text:style-name="L3" text:continue-numbering="true">
        <text:list-item>
          <text:p text:style-name="P33"><text:span text:style-name="T1">Create the login properties.<text:line-break/></text:span><text:span text:style-name="T2">The </text:span><text:span text:style-name="T1">login</text:span><text:span text:style-name="T2"> method of </text:span><text:span text:style-name="T1">SimpleClient</text:span><text:span text:style-name="T2"> expects one parameter as well, a </text:span><text:span text:style-name="T1">Properties</text:span><text:span text:style-name="T2"> object. The </text:span><text:span text:style-name="T1">SimpleClient</text:span><text:span text:style-name="T2"> implementation code expects two properties to be set: </text:span><text:span text:style-name="T17">host</text:span><text:span text:style-name="T2"> and </text:span><text:span text:style-name="T17">port</text:span><text:span text:style-name="T2">. Below is an example of how to set these:</text:span></text:p>
          <text:p text:style-name="P59">Properties connectProps = new Properties();</text:p>
        </text:list-item>
      </text:list>
      <text:p text:style-name="P13"><text:tab/>connectProps.put("host", "localhost");</text:p>
      <text:p text:style-name="Code"><text:span text:style-name="T16"><text:tab/>connectProps.put("port", "1139");</text:span><text:span text:style-name="T20"><text:line-break/></text:span></text:p>
      <text:list text:style-name="L3" text:continue-numbering="true">
        <text:list-item>
          <text:p text:style-name="P33"><text:span text:style-name="T1">Call the login method.<text:line-break/></text:span><text:span text:style-name="T2">To actually start the login process, you call the </text:span><text:span text:style-name="T1">login</text:span><text:span text:style-name="T2"> method. It is possible for </text:span><text:span text:style-name="T1">login</text:span><text:span text:style-name="T2"> to throw an </text:span><text:span text:style-name="T1">IOException</text:span>,<text:span text:style-name="T2"> so you should surround the call with a try/catch block:</text:span></text:p>
          <text:p text:style-name="P60">try {</text:p>
        </text:list-item>
      </text:list>
      <text:p text:style-name="P14"><text:tab/><text:tab/>simpleClient.login(connectProps);</text:p>
      <text:p text:style-name="P14"><text:tab/>} catch (IOException e) {</text:p>
      <text:p text:style-name="P14"><text:tab/><text:tab/>e.printStackTrace();</text:p>
      <text:p text:style-name="P14"><text:tab/><text:tab/>// ... try again, or try a different hostname</text:p>
      <text:p text:style-name="Code"><text:span text:style-name="T16"><text:tab/>}</text:span><text:span text:style-name="T21"><text:line-break/></text:span></text:p>
      <text:list text:style-name="L4">
        <text:list-item>
          <text:p text:style-name="P35"><text:span text:style-name="T1">Handle the authentication callback.<text:line-break/></text:span><text:span text:style-name="T2">In response to your request to log in, the API will call the </text:span><text:span text:style-name="T1">getPasswordAuthentication</text:span><text:span text:style-name="T2"> callback on your </text:span><text:span text:style-name="T1">SimpleClientListener</text:span><text:span text:style-name="T2"> to request the user name and password it will use to log in. “Password” in this case is a general term for any authentication information returned to the API in a byte array. Exactly what form this must take will depend on the authenticator installed on the server side. The default authenticator ignores password completely and lets anyone in. The PDS also ships with a sample hashed string password-file based authenticator. Other authenticators can be written to support specific user validation infrastructures.</text:span><text:span text:style-name="T2"><text:note text:id="ftn1" text:note-class="footnote"><text:note-citation>1</text:note-citation><text:note-body><text:p text:style-name="Footnote">Writing and using custom authenticators will be covered in the <text:span text:style-name="T4">Project Darkstar Server Stack Extension Manual</text:span><text:span text:style-name="T18">.</text:span></text:p></text:note-body></text:note></text:span><text:span text:style-name="T2"><text:line-break/><text:line-break/>A sample </text:span><text:span text:style-name="T1">getPasswordAuthentication</text:span><text:span text:style-name="T2"> callback implementation might look like this:</text:span></text:p>
        </text:list-item>
      </text:list>
      <text:p text:style-name="Code"><text:s text:c="4"/><text:span text:style-name="T2">/*</text:span></text:p>
      <text:p text:style-name="P2"><text:s text:c="5"/>* Returns dummy credentials where user is "guest-<text:span text:style-name="T11">&lt;random&gt;"</text:span></text:p>
      <text:p text:style-name="P2"><text:s text:c="5"/>* and the password is "guest". <text:s/>Real-world clients are likely</text:p>
      <text:p text:style-name="P2"><text:s text:c="5"/>* to pop up a login dialog to get these fields from the player.</text:p>
      <text:p text:style-name="P2"><text:s text:c="5"/>*/</text:p>
      <text:p text:style-name="P2"><text:s text:c="4"/>public PasswordAuthentication getPasswordAuthentication() {</text:p>
      <text:p text:style-name="P2"><text:s text:c="8"/>String player = "guest-" + random.nextInt(1000);</text:p>
      <text:p text:style-name="P2"><text:s text:c="8"/>setStatus("Logging in as " + player);</text:p>
      <text:p text:style-name="P2"><text:s text:c="8"/>String password = "guest";</text:p>
      <text:p text:style-name="P2"><text:s text:c="8"/>return new PasswordAuthentication(player, password.toCharArray());</text:p>
      <text:p text:style-name="P2"><text:s text:c="4"/>}</text:p>
      <text:p text:style-name="P18"/>
      <text:p text:style-name="P23">At the completion of these steps, the API will attempt to log in to the server. If it is successful, it will call the <text:span text:style-name="T1">loggedIn</text:span> callback on the <text:span text:style-name="T1">SimpleClientListener</text:span>. At this point, the client is connected to the server and can begin communicating with it. If login fails, the <text:span text:style-name="T1">loginFailed</text:span> callback will be called instead and passed a string that contains a description of why login failed.</text:p>
      <text:h text:style-name="Heading_20_2" text:outline-level="2">Client/Server Communication</text:h>
      <text:p text:style-name="P23">Once we are connected to the server application, we can begin communicating. There are two forms of communication in the Project Darkstar Server API: <text:span text:style-name="T11">client/server</text:span> communication and <text:span text:style-name="T11">publish/subscribe channel</text:span> communication. Our first example uses client/server, which is the simpler of the two.</text:p>
      <text:p text:style-name="Sidebar">All communication in the PDS is done by sending and receiving byte<text:change text:change-id="ct898208672"/><text:change-start text:change-id="ct898193568"/>s in a language<text:change-end text:change-id="ct898193568"/><text:change text:change-id="ct898210768"/><text:change-start text:change-id="ct897684128"/>-<text:change-end text:change-id="ct897684128"/><text:change-start text:change-id="ct898209280"/>neutral format<text:change-end text:change-id="ct898209280"/>. To a Java coder this may seem a somewhat old-fashioned way of doing things. The PDS, however, is a client-agnostic system. The PDS team intends to deliver client APIs for J2SE(tm), J2ME(tm), and C/C++. <text:s/>Other platforms may also be identified as later client targets by the PDS team or by the community.</text:p>
      <text:p text:style-name="Sidebar">While a few cross-language object systems exist, they are either platform-specific (<text:span text:style-name="T19">for example,</text:span> DCOM) or very complex, with serious overhead (<text:span text:style-name="T19">for example,</text:span> CORBA). The conclusion of the team was that it was best for the system to provide the common and efficient base of sending and receiving arrays of bytes, and to let specific applications build on top of that according to their needs.</text:p>
      <text:p text:style-name="P23">To send a packet to the server, all we have to do is pass the packet in a byte array to the <text:span text:style-name="T1">send</text:span> method on the <text:span text:style-name="T1">SimpleClient</text:span> object. Since this call can throw an <text:span text:style-name="T1">IOException</text:span>, it too needs to be in a try/catch block. Here is a simple example from the <text:span text:style-name="T1">HelloUserClient</text:span> program:</text:p>
      <text:p text:style-name="P2">try {</text:p>
      <text:p text:style-name="P2"><text:s text:c="4"/>simpleClient.send(encodeString(getInputText()));</text:p>
      <text:p text:style-name="P2">} catch (IOException e) {</text:p>
      <text:p text:style-name="P2"><text:s text:c="4"/>e.printStackTrace();</text:p>
      <text:p text:style-name="P2">}</text:p>
      <text:p text:style-name="P25"/>
      <text:p text:style-name="Text_20_body">When the server sends a packet back to the client, it gets delivered to the application via the <text:span text:style-name="T1">receivedMessage</text:span> callback on the <text:span text:style-name="T1">SimpleClientListener</text:span>. Here again is a simple example from <text:span text:style-name="T1">HelloUserClient</text:span>:</text:p>
      <text:p text:style-name="P62">public void receivedMessage(byte[] message) {</text:p>
      <text:p text:style-name="P2"><text:s text:c="4"/>appendOutput("Server<text:change-start text:change-id="ct898210432"/> sent<text:change-end text:change-id="ct898210432"/>: " + decodeString(message));</text:p>
      <text:p text:style-name="P2">} </text:p>
      <text:p text:style-name="P24"/>
      <text:p text:style-name="Text_20_body">That's all there is to getting client/server communication working with the Project Darkstar Server. Below is the complete code to <text:span text:style-name="T1">HelloUserClient</text:span>. If you start the <text:span text:style-name="T1">HelloEcho</text:span> server application from the <text:span text:style-name="T11">Project Darkstar</text:span><text:span text:style-name="T4"> Server Application Tutorial</text:span><text:span text:style-name="T3"> and then run </text:span><text:span text:style-name="T14">HelloUserClient</text:span><text:span text:style-name="T3">, you should see the user log in on the server; anything typed into the input field at the bottom of </text:span><text:span text:style-name="T14">HelloUserClient's</text:span><text:span text:style-name="T3"> window will be sent to the server application. The server application will echo it back, and you should see it appear in the large text output space in the top of the client's window.</text:span></text:p>
      <text:h text:style-name="Heading_20_2" text:outline-level="2">Running HelloUserClient</text:h>
      <text:p text:style-name="Text_20_body">The tutorial comes with all the examples pre-compiled in the <text:span text:style-name="T1">tutorial-client.jar</text:span> file. To run <text:span text:style-name="T1">HelloUserClient</text:span> from the jar file:</text:p>
      <text:list text:style-name="L5">
        <text:list-item>
          <text:p text:style-name="P36">Change your working directory to the <text:span text:style-name="T1">tutorial</text:span> directory in the Project Darkstar Client SDK directory..</text:p>
        </text:list-item>
        <text:list-item>
          <text:p text:style-name="P36">Type the following command line:</text:p>
          <text:p text:style-name="P49">For Win32: </text:p>
          <text:p text:style-name="P53">java -cp tutorial-client.jar;..\lib\sgs-client.jar com.sun.sgs.tutorial.client.lesson1.HelloUserClient</text:p>
          <text:p text:style-name="P50">For Unix: </text:p>
          <text:p text:style-name="P54">java -cp tutorial-client.jar:../lib/sgs-client.jar com.sun.sgs.tutorial.client.lesson1.HelloUserClient</text:p>
        </text:list-item>
      </text:list>
      <text:h text:style-name="Heading_20_2" text:outline-level="2">Code: HelloUserClient</text:h>
      <text:h text:style-name="Heading_20_3" text:outline-level="3" text:is-list-header="true">HelloUserClient</text:h>
      <text:p text:style-name="Code"><text:change text:change-id="ct898221664"/><text:change-start text:change-id="ct898265184"/>/*</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1;</text:p>
      <text:p text:style-name="Code"/>
      <text:p text:style-name="Code">import java.awt.BorderLayout;</text:p>
      <text:p text:style-name="Code">import java.awt.Container;</text:p>
      <text:p text:style-name="Code">import java.awt.event.ActionEvent;</text:p>
      <text:p text:style-name="Code">import java.awt.event.ActionListener;</text:p>
      <text:p text:style-name="Code">import java.io.UnsupportedEncodingException;</text:p>
      <text:p text:style-name="Code">import java.net.PasswordAuthentication;</text:p>
      <text:p text:style-name="Code">import java.nio.ByteBuffer;</text:p>
      <text:p text:style-name="Code">import java.util.Properties;</text:p>
      <text:p text:style-name="Code">import java.util.Random;</text:p>
      <text:p text:style-name="Code"/>
      <text:p text:style-name="Code">import javax.swing.JFrame;</text:p>
      <text:p text:style-name="Code">import javax.swing.JLabel;</text:p>
      <text:p text:style-name="Code">import javax.swing.JPanel;</text:p>
      <text:p text:style-name="Code">import javax.swing.JScrollPane;</text:p>
      <text:p text:style-name="Code">import javax.swing.JTextArea;</text:p>
      <text:p text:style-name="Code">import javax.swing.JTextField;</text:p>
      <text:p text:style-name="Code"/>
      <text:p text:style-name="Code">import com.sun.sgs.client.ClientChannel;</text:p>
      <text:p text:style-name="Code">import com.sun.sgs.client.ClientChannelListener;</text:p>
      <text:p text:style-name="Code">import com.sun.sgs.client.simple.SimpleClient;</text:p>
      <text:p text:style-name="Code">import com.sun.sgs.client.simple.SimpleClientListener;</text:p>
      <text:p text:style-name="Code"/>
      <text:p text:style-name="Code">/**</text:p>
      <text:p text:style-name="Code"><text:s/>* A simple GUI client that interacts with an SGS server-side app.</text:p>
      <text:p text:style-name="Code"><text:s/>* It presents a basic chat interface with an output area and input</text:p>
      <text:p text:style-name="Code"><text:s/>* field.</text:p>
      <text:p text:style-name="Code"><text:s/>* &lt;p&gt;</text:p>
      <text:p text:style-name="Code"><text:s/>* The client understands the following properties:</text:p>
      <text:p text:style-name="Code"><text:s/>* &lt;ul&gt;</text:p>
      <text:p text:style-name="Code"><text:s/>* &lt;li&gt;&lt;code&gt;{@value #HOST_PROPERTY}&lt;/code&gt; &lt;br&gt;</text:p>
      <text:p text:style-name="Code"><text:s/>* <text:s text:c="4"/>&lt;i&gt;Default:&lt;/i&gt; {@value #DEFAULT_HOST} &lt;br&gt;</text:p>
      <text:p text:style-name="Code"><text:s/>* <text:s text:c="4"/>The hostname of the server.&lt;p&gt;</text:p>
      <text:p text:style-name="Code"><text:s/>*</text:p>
      <text:p text:style-name="Code"><text:s/>* &lt;li&gt;&lt;code&gt;{@value #PORT_PROPERTY}&lt;/code&gt; &lt;br&gt;</text:p>
      <text:p text:style-name="Code"><text:s/>* <text:s text:c="4"/>&lt;i&gt;Default:&lt;/i&gt; {@value #DEFAULT_PORT} &lt;br&gt;</text:p>
      <text:p text:style-name="Code"><text:s/>* <text:s text:c="4"/>The port that the server is listening on.&lt;p&gt;</text:p>
      <text:p text:style-name="Code"><text:s/>*</text:p>
      <text:p text:style-name="Code"><text:s/>* &lt;/ul&gt;</text:p>
      <text:p text:style-name="Code"><text:s/>*/</text:p>
      <text:p text:style-name="Code">public class HelloUserClient extends JFrame</text:p>
      <text:p text:style-name="Code"><text:s text:c="4"/>implements SimpleClientListener, ActionListener</text:p>
      <text:p text:style-name="Code">{</text:p>
      <text:p text:style-name="Code"><text:s text:c="4"/>/** The version of the serialized form of this class. */</text:p>
      <text:p text:style-name="Code"><text:s text:c="4"/>private static final long serialVersionUID = 1L;</text:p>
      <text:p text:style-name="Code"/>
      <text:p text:style-name="Code"><text:s text:c="4"/>/** The name of the host property. */</text:p>
      <text:p text:style-name="Code"><text:s text:c="4"/>public static final String HOST_PROPERTY = "tutorial.host";</text:p>
      <text:p text:style-name="Code"/>
      <text:p text:style-name="Code"><text:s text:c="4"/>/** The default hostname. */</text:p>
      <text:p text:style-name="Code"><text:s text:c="4"/>public static final String DEFAULT_HOST = "localhost";</text:p>
      <text:p text:style-name="Code"/>
      <text:p text:style-name="Code"><text:s text:c="4"/>/** The name of the port property. */</text:p>
      <text:p text:style-name="Code"><text:s text:c="4"/>public static final String PORT_PROPERTY = "tutorial.port";</text:p>
      <text:p text:style-name="Code"/>
      <text:p text:style-name="Code"><text:s text:c="4"/>/** The default port. */</text:p>
      <text:p text:style-name="Code"><text:s text:c="4"/>public static final String DEFAULT_PORT = "1139";</text:p>
      <text:p text:style-name="Code"/>
      <text:p text:style-name="Code"><text:s text:c="4"/>/** The message encoding. */</text:p>
      <text:p text:style-name="Code"><text:s text:c="4"/>public static final String MESSAGE_CHARSET = "UTF-8";</text:p>
      <text:p text:style-name="Code"/>
      <text:p text:style-name="Code"><text:s text:c="4"/>/** The output area for chat messages. */</text:p>
      <text:p text:style-name="Code"><text:s text:c="4"/>protected final JTextArea outputArea;</text:p>
      <text:p text:style-name="Code"/>
      <text:p text:style-name="Code"><text:s text:c="4"/>/** The input field for the user to enter a chat message. */</text:p>
      <text:p text:style-name="Code"><text:s text:c="4"/>protected final JTextField inputField;</text:p>
      <text:p text:style-name="Code"/>
      <text:p text:style-name="Code"><text:s text:c="4"/>/** The panel that wraps the input field and any other UI. */</text:p>
      <text:p text:style-name="Code"><text:s text:c="4"/>protected final JPanel inputPanel;</text:p>
      <text:p text:style-name="Code"/>
      <text:p text:style-name="Code"><text:s text:c="4"/>/** The status indicator. */</text:p>
      <text:p text:style-name="Code"><text:s text:c="4"/>protected final JLabel statusLabel;</text:p>
      <text:p text:style-name="Code"/>
      <text:p text:style-name="Code"><text:s text:c="4"/>/** The {@link SimpleClient} instance for this client. */</text:p>
      <text:p text:style-name="Code"><text:s text:c="4"/>protected final SimpleClient simpleClient;</text:p>
      <text:p text:style-name="Code"/>
      <text:p text:style-name="Code"><text:s text:c="4"/>/** The random number generator for login names. */</text:p>
      <text:p text:style-name="Code"><text:s text:c="4"/>private final Random random = new Random();</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UserClient().login();</text:p>
      <text:p text:style-name="Code"><text:s text:c="4"/>}</text:p>
      <text:p text:style-name="Code"/>
      <text:p text:style-name="Code"><text:s text:c="4"/>// HelloUserClient methods</text:p>
      <text:p text:style-name="Code"/>
      <text:p text:style-name="Code"><text:s text:c="4"/>/**</text:p>
      <text:p text:style-name="Code"><text:s text:c="5"/>* Creates a new client UI.</text:p>
      <text:p text:style-name="Code"><text:s text:c="5"/>*/</text:p>
      <text:p text:style-name="Code"><text:s text:c="4"/>public HelloUserClient() {</text:p>
      <text:p text:style-name="Code"><text:s text:c="8"/>this(HelloUserClient.class.getSimpleName());</text:p>
      <text:p text:style-name="Code"><text:s text:c="4"/>}</text:p>
      <text:p text:style-name="Code"/>
      <text:p text:style-name="Code"><text:s text:c="4"/>/**</text:p>
      <text:p text:style-name="Code"><text:s text:c="5"/>* Creates a new client UI with the given window title.</text:p>
      <text:p text:style-name="Code"><text:s text:c="5"/>*</text:p>
      <text:p text:style-name="Code"><text:s text:c="5"/>* @param title the title for the client's window</text:p>
      <text:p text:style-name="Code"><text:s text:c="5"/>*/</text:p>
      <text:p text:style-name="Code"><text:s text:c="4"/>protected HelloUserClient(String title) {</text:p>
      <text:p text:style-name="Code"><text:s text:c="8"/>super(title);</text:p>
      <text:p text:style-name="Code"><text:s text:c="8"/>Container c = getContentPane();</text:p>
      <text:p text:style-name="Code"><text:s text:c="8"/>JPanel appPanel = new JPanel();</text:p>
      <text:p text:style-name="Code"><text:s text:c="8"/>appPanel.setFocusable(false);</text:p>
      <text:p text:style-name="Code"><text:s text:c="8"/>c.setLayout(new BorderLayout());</text:p>
      <text:p text:style-name="Code"><text:s text:c="8"/>appPanel.setLayout(new BorderLayout());</text:p>
      <text:p text:style-name="Code"><text:s text:c="8"/>outputArea = new JTextArea();</text:p>
      <text:p text:style-name="Code"><text:s text:c="8"/>outputArea.setEditable(false);</text:p>
      <text:p text:style-name="Code"><text:s text:c="8"/>outputArea.setFocusable(false);</text:p>
      <text:p text:style-name="Code"><text:s text:c="8"/>appPanel.add(new JScrollPane(outputArea), BorderLayout.CENTER);</text:p>
      <text:p text:style-name="Code"><text:s text:c="8"/>inputField = new JTextField();</text:p>
      <text:p text:style-name="Code"><text:s text:c="8"/>inputField.addActionListener(this);</text:p>
      <text:p text:style-name="Code"><text:s text:c="8"/>inputPanel = new JPanel();</text:p>
      <text:p text:style-name="Code"><text:s text:c="8"/>inputPanel.setLayout(new BorderLayout());</text:p>
      <text:p text:style-name="Code"><text:s text:c="8"/>populateInputPanel(inputPanel);</text:p>
      <text:p text:style-name="Code"><text:s text:c="8"/>inputPanel.setEnabled(false);</text:p>
      <text:p text:style-name="Code"><text:s text:c="8"/>appPanel.add(inputPanel, BorderLayout.SOUTH);</text:p>
      <text:p text:style-name="Code"><text:s text:c="8"/>c.add(appPanel, BorderLayout.CENTER);</text:p>
      <text:p text:style-name="Code"><text:s text:c="8"/>statusLabel = new JLabel();</text:p>
      <text:p text:style-name="Code"><text:s text:c="8"/>statusLabel.setFocusable(false);</text:p>
      <text:p text:style-name="Code"><text:s text:c="8"/>setStatus("Not Started");</text:p>
      <text:p text:style-name="Code"><text:s text:c="8"/>c.add(statusLabel, BorderLayout.SOUTH);</text:p>
      <text:p text:style-name="Code"><text:s text:c="8"/>setSize(640, 480);</text:p>
      <text:p text:style-name="Code"><text:s text:c="8"/>setDefaultCloseOperation(DISPOSE_ON_CLOSE);</text:p>
      <text:p text:style-name="Code"><text:s text:c="8"/>setVisible(true);</text:p>
      <text:p text:style-name="Code"><text:s text:c="8"/>simpleClient = new SimpleClient(this);</text:p>
      <text:p text:style-name="Code"><text:s text:c="4"/>}</text:p>
      <text:p text:style-name="Code"/>
      <text:p text:style-name="Code"><text:s text:c="4"/>/**</text:p>
      <text:p text:style-name="Code"><text:s text:c="5"/>* Allows subclasses to populate the input panel with</text:p>
      <text:p text:style-name="Code"><text:s text:c="5"/>* additional UI elements. <text:s/>The base implementation</text:p>
      <text:p text:style-name="Code"><text:s text:c="5"/>* simply adds the input text field to the center of the panel.</text:p>
      <text:p text:style-name="Code"><text:s text:c="5"/>*</text:p>
      <text:p text:style-name="Code"><text:s text:c="5"/>* @param panel the panel to populate</text:p>
      <text:p text:style-name="Code"><text:s text:c="5"/>*/</text:p>
      <text:p text:style-name="Code"><text:s text:c="4"/>protected void populateInputPanel(JPanel panel) {</text:p>
      <text:p text:style-name="Code"><text:s text:c="8"/>panel.add(inputField, BorderLayout.CENTER);</text:p>
      <text:p text:style-name="Code"><text:s text:c="4"/>}</text:p>
      <text:p text:style-name="Code"/>
      <text:p text:style-name="Code"><text:s text:c="4"/>/**</text:p>
      <text:p text:style-name="Code"><text:s text:c="5"/>* Appends the given message to the output text pane.</text:p>
      <text:p text:style-name="Code"><text:s text:c="5"/>*</text:p>
      <text:p text:style-name="Code"><text:s text:c="5"/>* @param x the message to append to the output text pane</text:p>
      <text:p text:style-name="Code"><text:s text:c="5"/>*/</text:p>
      <text:p text:style-name="Code"><text:s text:c="4"/>protected void appendOutput(String x) {</text:p>
      <text:p text:style-name="Code"><text:s text:c="8"/>outputArea.append(x + "\n");</text:p>
      <text:p text:style-name="Code"><text:s text:c="4"/>}</text:p>
      <text:p text:style-name="Code"/>
      <text:p text:style-name="Code"><text:s text:c="4"/>/**</text:p>
      <text:p text:style-name="Code"><text:s text:c="5"/>* Initiates asynchronous login to the SGS server specified by</text:p>
      <text:p text:style-name="Code"><text:s text:c="5"/>* the host and port properties.</text:p>
      <text:p text:style-name="Code"><text:s text:c="5"/>*/</text:p>
      <text:p text:style-name="Code"><text:s text:c="4"/>protected void login() {</text:p>
      <text:p text:style-name="Code"><text:s text:c="8"/>String host = System.getProperty(HOST_PROPERTY, DEFAULT_HOST);</text:p>
      <text:p text:style-name="Code"><text:s text:c="8"/>String port = System.getProperty(PORT_PROPERTY, DEFAULT_PORT);</text:p>
      <text:p text:style-name="Code"/>
      <text:p text:style-name="Code"><text:s text:c="8"/>try {</text:p>
      <text:p text:style-name="Code"><text:s text:c="12"/>Properties connectProps = new Properties();</text:p>
      <text:p text:style-name="Code"><text:s text:c="12"/>connectProps.put("host", host);</text:p>
      <text:p text:style-name="Code"><text:s text:c="12"/>connectProps.put("port", port);</text:p>
      <text:p text:style-name="Code"><text:s text:c="12"/>simpleClient.login(connectProps);</text:p>
      <text:p text:style-name="Code"><text:s text:c="8"/>} catch (Exception e) {</text:p>
      <text:p text:style-name="Code"><text:s text:c="12"/>e.printStackTrace();</text:p>
      <text:p text:style-name="Code"><text:s text:c="12"/>disconnected(false, e.getMessage());</text:p>
      <text:p text:style-name="Code"><text:s text:c="8"/>}</text:p>
      <text:p text:style-name="Code"><text:s text:c="4"/>}</text:p>
      <text:p text:style-name="Code"/>
      <text:p text:style-name="Code"><text:s text:c="4"/>/**</text:p>
      <text:p text:style-name="Code"><text:s text:c="5"/>* Displays the given string in this client's status bar.</text:p>
      <text:p text:style-name="Code"><text:s text:c="5"/>*</text:p>
      <text:p text:style-name="Code"><text:s text:c="5"/>* @param status the status message to set</text:p>
      <text:p text:style-name="Code"><text:s text:c="5"/>*/</text:p>
      <text:p text:style-name="Code"><text:s text:c="4"/>protected void setStatus(String status) {</text:p>
      <text:p text:style-name="Code"><text:s text:c="8"/>appendOutput("Status Set: " + status);</text:p>
      <text:p text:style-name="Code"><text:s text:c="8"/>statusLabel.setText("Status: " + status);</text:p>
      <text:p text:style-name="Code"><text:s text:c="4"/>}</text:p>
      <text:p text:style-name="Code"/>
      <text:p text:style-name="Code"><text:s text:c="4"/>/**</text:p>
      <text:p text:style-name="Code"><text:s text:c="5"/>* Encodes a {@code String} into a {@link ByteBuffer}.</text:p>
      <text:p text:style-name="Code"><text:s text:c="5"/>*</text:p>
      <text:p text:style-name="Code"><text:s text:c="5"/>* @param s the string to encode</text:p>
      <text:p text:style-name="Code"><text:s text:c="5"/>* @return the {@code ByteBuffer} which encodes the given string</text:p>
      <text:p text:style-name="Code"><text:s text:c="5"/>*/</text:p>
      <text:p text:style-name="Code"><text:s text:c="4"/>protected static ByteBuffer encodeString(String s) {</text:p>
      <text:p text:style-name="Code"><text:s text:c="8"/>try {</text:p>
      <text:p text:style-name="Code"><text:s text:c="12"/>return ByteBuffer.wrap(s.getBytes(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Decodes a {@link ByteBuffer} into a {@code String}.</text:p>
      <text:p text:style-name="Code"><text:s text:c="5"/>*</text:p>
      <text:p text:style-name="Code"><text:s text:c="5"/>* @param buf the {@code ByteBuffer} to decode</text:p>
      <text:p text:style-name="Code"><text:s text:c="5"/>* @return the decoded string</text:p>
      <text:p text:style-name="Code"><text:s text:c="5"/>*/</text:p>
      <text:p text:style-name="Code"><text:s text:c="4"/>protected static String decodeString(ByteBuffer buf) {</text:p>
      <text:p text:style-name="Code"><text:s text:c="8"/>try {</text:p>
      <text:p text:style-name="Code"><text:s text:c="12"/>byte[] bytes = new byte[buf.remaining()];</text:p>
      <text:p text:style-name="Code"><text:s text:c="12"/>buf.get(bytes);</text:p>
      <text:p text:style-name="Code"><text:s text:c="12"/>return new String(bytes, MESSAGE_CHARSET);</text:p>
      <text:p text:style-name="Code"><text:s text:c="8"/>} catch (UnsupportedEncodingException e) {</text:p>
      <text:p text:style-name="Code"><text:s text:c="12"/>throw new Error("Required character set " + MESSAGE_CHARSET +</text:p>
      <text:p text:style-name="Code"><text:s text:c="16"/>" not found", e);</text:p>
      <text:p text:style-name="Code"><text:s text:c="8"/>}</text:p>
      <text:p text:style-name="Code"><text:s text:c="4"/>}</text:p>
      <text:p text:style-name="Code"/>
      <text:p text:style-name="Code"><text:s text:c="4"/>/**</text:p>
      <text:p text:style-name="Code"><text:s text:c="5"/>* Returns the user-supplied text from the input field, and clears</text:p>
      <text:p text:style-name="Code"><text:s text:c="5"/>* the field to prepare for more input.</text:p>
      <text:p text:style-name="Code"><text:s text:c="5"/>*</text:p>
      <text:p text:style-name="Code"><text:s text:c="5"/>* @return the user-supplied text from the input field</text:p>
      <text:p text:style-name="Code"><text:s text:c="5"/>*/</text:p>
      <text:p text:style-name="Code"><text:s text:c="4"/>protected String getInputText() {</text:p>
      <text:p text:style-name="Code"><text:s text:c="8"/>try {</text:p>
      <text:p text:style-name="Code"><text:s text:c="12"/>return inputField.getText();</text:p>
      <text:p text:style-name="Code"><text:s text:c="8"/>} finally {</text:p>
      <text:p text:style-name="Code"><text:s text:c="12"/>inputField.setText("");</text:p>
      <text:p text:style-name="Code"><text:s text:c="8"/>}</text:p>
      <text:p text:style-name="Code"><text:s text:c="4"/>}</text:p>
      <text:p text:style-name="Code"/>
      <text:p text:style-name="Code"><text:s text:c="4"/>// Implement SimpleClientListener</text:p>
      <text:p text:style-name="Code"/>
      <text:p text:style-name="Code"><text:s text:c="4"/>/**</text:p>
      <text:p text:style-name="Code"><text:s text:c="5"/>* {@inheritDoc}</text:p>
      <text:p text:style-name="Code"><text:s text:c="5"/>* &lt;p&gt;</text:p>
      <text:p text:style-name="Code"><text:s text:c="5"/>* Returns dummy credentials where user is "guest-&amp;lt;random&amp;gt;"</text:p>
      <text:p text:style-name="Code"><text:s text:c="5"/>* and the password is "guest." <text:s/>Real-world clients are likely</text:p>
      <text:p text:style-name="Code"><text:s text:c="5"/>* to pop up a login dialog to get these fields from the player.</text:p>
      <text:p text:style-name="Code"><text:s text:c="5"/>*/</text:p>
      <text:p text:style-name="Code"><text:s text:c="4"/>public PasswordAuthentication getPasswordAuthentication() {</text:p>
      <text:p text:style-name="Code"><text:s text:c="8"/>String player = "guest-" + random.nextInt(1000);</text:p>
      <text:p text:style-name="Code"><text:s text:c="8"/>setStatus("Logging in as " + player);</text:p>
      <text:p text:style-name="Code"><text:s text:c="8"/>String password = "guest";</text:p>
      <text:p text:style-name="Code"><text:s text:c="8"/>return new PasswordAuthentication(player, password.toCharArray());</text:p>
      <text:p text:style-name="Code"><text:s text:c="4"/>}</text:p>
      <text:p text:style-name="Code"/>
      <text:p text:style-name="Code"><text:s text:c="4"/>/**</text:p>
      <text:p text:style-name="Code"><text:s text:c="5"/>* {@inheritDoc}</text:p>
      <text:p text:style-name="Code"><text:s text:c="5"/>* &lt;p&gt;</text:p>
      <text:p text:style-name="Code"><text:s text:c="5"/>* Enables input and updates the status message on successful login.</text:p>
      <text:p text:style-name="Code"><text:s text:c="5"/>*/</text:p>
      <text:p text:style-name="Code"><text:s text:c="4"/>public void loggedIn() {</text:p>
      <text:p text:style-name="Code"><text:s text:c="8"/>inputPanel.setEnabled(true);</text:p>
      <text:p text:style-name="Code"><text:s text:c="8"/>setStatus("Logged in");</text:p>
      <text:p text:style-name="Code"><text:s text:c="4"/>}</text:p>
      <text:p text:style-name="Code"/>
      <text:p text:style-name="Code"><text:s text:c="4"/>/**</text:p>
      <text:p text:style-name="Code"><text:s text:c="5"/>* {@inheritDoc}</text:p>
      <text:p text:style-name="Code"><text:s text:c="5"/>* &lt;p&gt;</text:p>
      <text:p text:style-name="Code"><text:s text:c="5"/>* Updates the status message on failed login.</text:p>
      <text:p text:style-name="Code"><text:s text:c="5"/>*/</text:p>
      <text:p text:style-name="Code"><text:s text:c="4"/>public void loginFailed(String reason) {</text:p>
      <text:p text:style-name="Code"><text:s text:c="8"/>setStatus("Login failed: " + reason);</text:p>
      <text:p text:style-name="Code"><text:s text:c="4"/>}</text:p>
      <text:p text:style-name="Code"/>
      <text:p text:style-name="Code"><text:s text:c="4"/>/**</text:p>
      <text:p text:style-name="Code"><text:s text:c="5"/>* {@inheritDoc}</text:p>
      <text:p text:style-name="Code"><text:s text:c="5"/>* &lt;p&gt;</text:p>
      <text:p text:style-name="Code"><text:s text:c="5"/>* Disables input and updates the status message on disconnect.</text:p>
      <text:p text:style-name="Code"><text:s text:c="5"/>*/</text:p>
      <text:p text:style-name="Code"><text:s text:c="4"/>public void disconnected(boolean graceful, String reason) {</text:p>
      <text:p text:style-name="Code"><text:s text:c="8"/>inputPanel.setEnabled(false);</text:p>
      <text:p text:style-name="Code"><text:s text:c="8"/>setStatus("Disconnected: " + reason);</text:p>
      <text:p text:style-name="Code"><text:s text:c="4"/>}</text:p>
      <text:p text:style-name="Code"/>
      <text:p text:style-name="Code"><text:s text:c="4"/>/**</text:p>
      <text:p text:style-name="Code"><text:s text:c="5"/>* <text:s/>{@inheritDoc}</text:p>
      <text:p text:style-name="Code"><text:s text:c="5"/>*/</text:p>
      <text:p text:style-name="Code"><text:s text:c="4"/>public ClientChannelListener joinedChannel(ClientChannel channel) {</text:p>
      <text:p text:style-name="Code"><text:s text:c="8"/>return new NullClientChannelListener();</text:p>
      <text:p text:style-name="Code"><text:s text:c="4"/>}</text:p>
      <text:p text:style-name="Code"><text:s text:c="4"/>/**</text:p>
      <text:p text:style-name="Code"><text:s text:c="5"/>* {@inheritDoc}</text:p>
      <text:p text:style-name="Code"><text:s text:c="5"/>* &lt;p&gt;</text:p>
      <text:p text:style-name="Code"><text:s text:c="5"/>* Decodes the message data and adds it to the display.</text:p>
      <text:p text:style-name="Code"><text:s text:c="5"/>*/</text:p>
      <text:p text:style-name="Code"><text:s text:c="4"/>public void receivedMessage(ByteBuffer message) {</text:p>
      <text:p text:style-name="Code"><text:s text:c="8"/>appendOutput("Server sent: " + decodeString(message));</text:p>
      <text:p text:style-name="Code"><text:s text:c="4"/>}</text:p>
      <text:p text:style-name="Code"/>
      <text:p text:style-name="Code"><text:s text:c="4"/>/**</text:p>
      <text:p text:style-name="Code"><text:s text:c="5"/>* {@inheritDoc}</text:p>
      <text:p text:style-name="Code"><text:s text:c="5"/>* &lt;p&gt;</text:p>
      <text:p text:style-name="Code"><text:s text:c="5"/>* Updates the status message on successful reconnect.</text:p>
      <text:p text:style-name="Code"><text:s text:c="5"/>*/</text:p>
      <text:p text:style-name="Code"><text:s text:c="4"/>public void reconnected() {</text:p>
      <text:p text:style-name="Code"><text:s text:c="8"/>setStatus("reconnected");</text:p>
      <text:p text:style-name="Code"><text:s text:c="4"/>}</text:p>
      <text:p text:style-name="Code"/>
      <text:p text:style-name="Code"><text:s text:c="4"/>/**</text:p>
      <text:p text:style-name="Code"><text:s text:c="5"/>* {@inheritDoc}</text:p>
      <text:p text:style-name="Code"><text:s text:c="5"/>* &lt;p&gt;</text:p>
      <text:p text:style-name="Code"><text:s text:c="5"/>* Updates the status message when reconnection is attempted.</text:p>
      <text:p text:style-name="Code"><text:s text:c="5"/>*/</text:p>
      <text:p text:style-name="Code"><text:s text:c="4"/>public void reconnecting() {</text:p>
      <text:p text:style-name="Code"><text:s text:c="8"/>setStatus("reconnecting");</text:p>
      <text:p text:style-name="Code"><text:s text:c="4"/>}</text:p>
      <text:p text:style-name="Code"/>
      <text:p text:style-name="Code"><text:s text:c="4"/>// Implement ActionListener</text:p>
      <text:p text:style-name="Code"/>
      <text:p text:style-name="Code"><text:s text:c="4"/>/**</text:p>
      <text:p text:style-name="Code"><text:s text:c="5"/>* {@inheritDoc}</text:p>
      <text:p text:style-name="Code"><text:s text:c="5"/>* &lt;p&gt;</text:p>
      <text:p text:style-name="Code"><text:s text:c="5"/>* Encodes the string entered by the user and sends it to the server.</text:p>
      <text:p text:style-name="Code"><text:s text:c="5"/>*/</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end(text);</text:p>
      <text:p text:style-name="Code"><text:s text:c="4"/>}</text:p>
      <text:p text:style-name="Code"/>
      <text:p text:style-name="Code"><text:s text:c="4"/>/**</text:p>
      <text:p text:style-name="Code"><text:s text:c="5"/>* Encodes the given text and sends it to the server.</text:p>
      <text:p text:style-name="Code"><text:s text:c="5"/>* </text:p>
      <text:p text:style-name="Code"><text:s text:c="5"/>* @param text the text to send.</text:p>
      <text:p text:style-name="Code"><text:s text:c="5"/>*/</text:p>
      <text:p text:style-name="Code"><text:s text:c="4"/>protected void send(String text) {</text:p>
      <text:p text:style-name="Code"><text:s text:c="8"/>try {</text:p>
      <text:p text:style-name="Code"><text:s text:c="12"/>ByteBuffer message = encodeString(text);</text:p>
      <text:p text:style-name="Code"><text:s text:c="12"/>simpleClient.send(message);</text:p>
      <text:p text:style-name="Code"><text:s text:c="8"/>} catch (Exception e) {</text:p>
      <text:p text:style-name="Code"><text:s text:c="12"/>e.printStackTrace();</text:p>
      <text:p text:style-name="Code"><text:s text:c="8"/>}</text:p>
      <text:p text:style-name="Code"><text:s text:c="4"/>}</text:p>
      <text:p text:style-name="Code"><text:s text:c="4"/></text:p>
      <text:p text:style-name="Code"><text:s text:c="4"/>/**</text:p>
      <text:p text:style-name="Code"><text:s text:c="5"/>* <text:s/>A ClientChannelListener that does nothing at all (this basic</text:p>
      <text:p text:style-name="Code"><text:s text:c="5"/>* <text:s/>client does not support channels).</text:p>
      <text:p text:style-name="Code"><text:s text:c="5"/>*/</text:p>
      <text:p text:style-name="Code"><text:s text:c="4"/>private static class NullClientChannelListener </text:p>
      <text:p text:style-name="Code"><text:s text:c="12"/>implements ClientChannelListener </text:p>
      <text:p text:style-name="Code"><text:s text:c="4"/>{</text:p>
      <text:p text:style-name="Code"><text:s text:c="8"/>/** {@inheritDoc} */</text:p>
      <text:p text:style-name="Code"><text:s text:c="8"/>public void leftChannel(ClientChannel channel) { </text:p>
      <text:p text:style-name="Code"><text:s text:c="12"/>System.out.println("Unexepected call to leftChannel");</text:p>
      <text:p text:style-name="Code"><text:s text:c="8"/>}</text:p>
      <text:p text:style-name="Code"><text:s text:c="8"/>/** {@inheritDoc} */</text:p>
      <text:p text:style-name="Code"><text:s text:c="8"/></text:p>
      <text:p text:style-name="Code"><text:s text:c="8"/>public void receivedMessage(ClientChannel channel, ByteBuffer message) {</text:p>
      <text:p text:style-name="Code"><text:s text:c="12"/>System.out.println("Unexepected call to receivedMessage");</text:p>
      <text:p text:style-name="Code"><text:s text:c="12"/></text:p>
      <text:p text:style-name="Code"><text:s text:c="8"/>}</text:p>
      <text:p text:style-name="Code"><text:s text:c="4"/>}</text:p>
      <text:p text:style-name="Code">}<text:change-end text:change-id="ct898265184"/><text:change-start text:change-id="ct898265280"/></text:p>
      <text:h text:style-name="Heading_20_1" text:outline-level="1"><text:change-end text:change-id="ct898265280"/><text:change text:change-id="ct898265472"/>Lesson 2: HelloChannelClient</text:h>
      <text:p text:style-name="Text_20_body">Lesson 1 illustrated how to connect to a Project Darkstar Server application from a client and do client/server communication between them. This lesson adds the ability to handle sending and receiving data on publish/subscribe channels.</text:p>
      <text:h text:style-name="Heading_20_2" text:outline-level="2">Publish/Subscribe Channels</text:h>
      <text:p text:style-name="Text_20_body">As mentioned in Lesson 1, in addition to client/server communication, the PDS also supports publish/subscribe channels. Client/server communication always has the server and one client on either end of the message; in contrast, the channel system has <text:span text:style-name="T11">N</text:span> participating clients who can send and receive messages. Clients are made participants of the channel by being joined to it by the server. A client may be joined to many channels at once. <text:s/><text:change text:change-id="ct898266240"/></text:p>
      <text:p text:style-name="Text_20_body">Server applications are in control of channels. They are the ones who create the channel, add users to it, or remove users from it. <text:change-start text:change-id="ct898266336"/>Clients <text:change-end text:change-id="ct898266336"/><text:change-start text:change-id="ct898264960"/>can send requests to the server to be added or removed from channels, and <text:span text:style-name="T24">can request that a message be sent to the channel. </text:span><text:change-end text:change-id="ct898264960"/>Server applications can <text:change-start text:change-id="ct897787184"/>choose to listen to packets sent on the channel to decide if they should be modified or discarded<text:change-end text:change-id="ct897787184"/><text:change text:change-id="ct897788000"/><text:change text:change-id="ct897781008"/><text:change text:change-id="ct898265568"/>. <text:s/><text:change text:change-id="ct897776400"/></text:p>
      <text:h text:style-name="Heading_20_2" text:outline-level="2">Joining and Leaving a Channel</text:h>
      <text:p text:style-name="Text_20_body">As mentioned above, adding and removing users from the channel is under the control of the server application. <text:s/>How then does a client know what channels it is a part of and how to communicate on them? The answer is another callback on the <text:span text:style-name="T1">SimpleClientListener</text:span> interface: <text:span text:style-name="T1">joinedChannel</text:span>. The <text:span text:style-name="T1">joinedChannel</text:span> callback receives a <text:span text:style-name="T1">ClientChannel</text:span> object as its one parameter. The client application should save this object, since this is its interface for sending messages on the channel.</text:p>
      <text:p text:style-name="Text_20_body">The <text:span text:style-name="T1">SimpleClient</text:span> expects this callback to return an object that implements the <text:span text:style-name="T1">ClientChannelListener</text:span> interface. This interface has two methods on it, <text:span text:style-name="T1">receivedMessage</text:span> and <text:span text:style-name="T1">leftChannel</text:span>. The first is called on a callback whenever a packet for this user is received from the channel. The second callback is called if the server removes this user from the channel.</text:p>
      <text:p text:style-name="Text_20_body">Below is an implementation of <text:span text:style-name="T1">joinedChannel</text:span> from our second sample client application, <text:span text:style-name="T1">HelloChannelClient</text:span>. <text:s/>This client adds a combo box to the left of the input field in <text:span text:style-name="T1">HelloUserClient</text:span> so you can select if the input is sent directly to the server or to one of the channels the server has joined you to. You can use the server application called <text:span text:style-name="T1">HelloChannels</text:span> (described in Lesson 6 of the <text:span text:style-name="T11">Project Darkstar Server Application Tutorial</text:span><text:span text:style-name="T19">) </text:span>to test this client. This server application creates two channels, <text:change text:change-id="ct898270512"/><text:change-start text:change-id="ct898271248"/><text:span text:style-name="T1">F</text:span><text:change-end text:change-id="ct898271248"/><text:change-start text:change-id="ct898271952"/><text:span text:style-name="T1">oo</text:span><text:change-end text:change-id="ct898271952"/> and <text:change text:change-id="ct898271792"/><text:change-start text:change-id="ct898272592"/><text:span text:style-name="T1">B</text:span><text:change-end text:change-id="ct898272592"/><text:change-start text:change-id="ct898273264"/><text:span text:style-name="T1">ar</text:span><text:change-end text:change-id="ct898273264"/><text:span text:style-name="T2">,</text:span> and automatically joins all users to them.</text:p>
      <text:p text:style-name="P16">public ClientChannelListener joinedChannel(ClientChannel channel) {</text:p>
      <text:p text:style-name="P2"><text:s text:c="4"/><text:change text:change-id="ct898269328"/><text:change-start text:change-id="ct898266560"/><text:span text:style-name="T2">String channelName = channel.getName();</text:span></text:p>
      <text:p text:style-name="P2"><text:s text:c="4"/>channelsByName.put(channelName, channel);</text:p>
      <text:p text:style-name="P2"><text:s text:c="4"/>appendOutput("Joined to channel " + channelName);</text:p>
      <text:p text:style-name="P2"><text:s text:c="4"/>channelSelectorModel.addElement(channelName);</text:p>
      <text:p text:style-name="P2"><text:s text:c="4"/>return new HelloChannelListener();<text:change-end text:change-id="ct898266560"/></text:p>
      <text:p text:style-name="P2">}</text:p>
      <text:p text:style-name="Code"/>
      <text:p text:style-name="Text_20_body">The complete implementation of <text:span text:style-name="T1">HelloChannelClient</text:span> can be found at the end of this lesson.</text:p>
      <text:h text:style-name="Heading_20_2" text:outline-level="2">Sending and Receiving Channel Messages</text:h>
      <text:p text:style-name="Text_20_body">Once you have processed the <text:span text:style-name="T1">joinedChannel</text:span> callback, sending and receiving channel messages is just about as easy as client/server messages. To send a message on a channel, you use <text:change text:change-id="ct898273456"/>the <text:span text:style-name="T1">send</text:span> method<text:change text:change-id="ct898272784"/><text:change-start text:change-id="ct898273552"/>, which<text:change-end text:change-id="ct898273552"/> just takes a byte buffer and broadcasts it to all users who are currently joined to the channel. This is how it is used in <text:span text:style-name="T1">HelloChannelClient</text:span>:</text:p>
      <text:p text:style-name="P15"><text:span text:style-name="T22">ClientChannel</text:span><text:span text:style-name="T23"> channel = channelsByName.get(channelName);</text:span></text:p>
      <text:p text:style-name="P17">channel.send(message);</text:p>
      <text:p text:style-name="P3"><text:change text:change-id="ct898272688"/></text:p>
      <text:p text:style-name="Text_20_body">The <text:span text:style-name="T1">receivedMessage</text:span> callback on the <text:span text:style-name="T1">C</text:span><text:change-start text:change-id="ct936181200"/><text:span text:style-name="T1">lientC</text:span><text:change-end text:change-id="ct936181200"/><text:span text:style-name="T1">hannelListener</text:span> has <text:change text:change-id="ct898269744"/><text:change-start text:change-id="ct898269936"/>two<text:change-end text:change-id="ct898269936"/> parameters: <text:s/></text:p>
      <text:list text:style-name="L2">
        <text:list-item text:start-value="1">
          <text:p text:style-name="P6"><text:change text:change-id="ct898261056"/><text:change-start text:change-id="ct898272048"/>A<text:change-end text:change-id="ct898272048"/> <text:span text:style-name="T1">C</text:span><text:change-start text:change-id="ct934989616"/><text:span text:style-name="T1">lientC</text:span><text:change-end text:change-id="ct934989616"/><text:span text:style-name="T1">hannel</text:span> object that represents the channel on which the message was received. <text:s/><text:change text:change-id="ct898271504"/></text:p>
        </text:list-item>
        <text:list-item>
          <text:p text:style-name="P6"><text:change text:change-id="ct898272336"/><text:change-start text:change-id="ct897752928"/>T<text:change-end text:change-id="ct897752928"/>he actual data sent. <text:s/></text:p>
        </text:list-item>
      </text:list>
      <text:p text:style-name="Text_20_body">Below is the entire code for <text:span text:style-name="T1">HelloChannelClient</text:span>, including the <text:span text:style-name="T1">HelloChannelListener</text:span> implementation, which is implemented as an inner class of <text:span text:style-name="T1">HelloChannelClients</text:span><text:span text:style-name="T2">. <text:s/>You should use the </text:span><text:span text:style-name="T1">HelloChannels</text:span><text:span text:style-name="T2"> application from the “Project Darkstar Server Application Tutorial” as the server for running this client.</text:span></text:p>
      <text:h text:style-name="Heading_20_2" text:outline-level="2">Running HelloChannelClient</text:h>
      <text:p text:style-name="Text_20_body">The tutorial comes with all the examples pre-compiled in the <text:span text:style-name="T1">tutorial-client.jar</text:span> file. To run <text:span text:style-name="T1">HelloChannelClient</text:span> from the jar file:</text:p>
      <text:list text:style-name="L6">
        <text:list-item>
          <text:p text:style-name="P39">Change your working directory to the <text:span text:style-name="T1">tutorial</text:span> directory in the Project Darkstar Client SDK directory..</text:p>
        </text:list-item>
        <text:list-item>
          <text:p text:style-name="P39">Type the following command line:</text:p>
        </text:list-item>
      </text:list>
      <text:list text:style-name="L7">
        <text:list-header>
          <text:p text:style-name="P52">For Win32: </text:p>
          <text:p text:style-name="P55">java -cp tutorial-client.jar;..\lib\sgs-client.jar com.sun.sgs.tutorial.client.lesson2.HelloChannelClient</text:p>
          <text:p text:style-name="P51">For Unix: </text:p>
          <text:p text:style-name="P55">java -cp tutorial-client.jar:../lib/sgs-client.jar com.sun.sgs.tutorial.client.lesson2.HelloChannelClient</text:p>
        </text:list-header>
      </text:list>
      <text:h text:style-name="Heading_20_2" text:outline-level="2">Code: HelloChannelClient</text:h>
      <text:h text:style-name="Heading_20_3" text:outline-level="3">HelloChannelClient</text:h>
      <text:p text:style-name="Code"><text:change text:change-id="ct898283824"/><text:change-start text:change-id="ct898309440"/>/*</text:p>
      <text:p text:style-name="Code"><text:s/>* Copyright (c) 2007-2008, Sun Microsystems, Inc.</text:p>
      <text:p text:style-name="Code"><text:s/>*</text:p>
      <text:p text:style-name="Code"><text:s/>* All rights reserved.</text:p>
      <text:p text:style-name="Code"><text:s/>*</text:p>
      <text:p text:style-name="Code"><text:s/>* Redistribution and use in source and binary forms, with or without</text:p>
      <text:p text:style-name="Code"><text:s/>* modification, are permitted provided that the following conditions</text:p>
      <text:p text:style-name="Code"><text:s/>* are met:</text:p>
      <text:p text:style-name="Code"><text:s/>*</text:p>
      <text:p text:style-name="Code"><text:s/>* <text:s text:c="4"/>* Redistributions of source code must retain the above copyright</text:p>
      <text:p text:style-name="Code"><text:s/>* <text:s text:c="6"/>notice, this list of conditions and the following disclaimer.</text:p>
      <text:p text:style-name="Code"><text:s/>* <text:s text:c="4"/>* Redistributions in binary form must reproduce the above copyright</text:p>
      <text:p text:style-name="Code"><text:s/>* <text:s text:c="6"/>notice, this list of conditions and the following disclaimer in</text:p>
      <text:p text:style-name="Code"><text:s/>* <text:s text:c="6"/>the documentation and/or other materials provided with the</text:p>
      <text:p text:style-name="Code"><text:s/>* <text:s text:c="6"/>distribution.</text:p>
      <text:p text:style-name="Code"><text:s/>* <text:s text:c="4"/>* Neither the name of Sun Microsystems, Inc. nor the names of its</text:p>
      <text:p text:style-name="Code"><text:s/>* <text:s text:c="6"/>contributors may be used to endorse or promote products derived</text:p>
      <text:p text:style-name="Code"><text:s/>* <text:s text:c="6"/>from this software without specific prior written permission.</text:p>
      <text:p text:style-name="Code"><text:s/>*</text:p>
      <text:p text:style-name="Code"><text:s/>* THIS SOFTWARE IS PROVIDED BY THE COPYRIGHT HOLDERS AND CONTRIBUTORS</text:p>
      <text:p text:style-name="Code"><text:s/>* "AS IS" AND ANY EXPRESS OR IMPLIED WARRANTIES, INCLUDING, BUT NOT</text:p>
      <text:p text:style-name="Code"><text:s/>* LIMITED TO, THE IMPLIED WARRANTIES OF MERCHANTABILITY AND FITNESS FOR</text:p>
      <text:p text:style-name="Code"><text:s/>* A PARTICULAR PURPOSE ARE DISCLAIMED. IN NO EVENT SHALL THE COPYRIGHT</text:p>
      <text:p text:style-name="Code"><text:s/>* OWNER OR CONTRIBUTORS BE LIABLE FOR ANY DIRECT, INDIRECT, INCIDENTAL,</text:p>
      <text:p text:style-name="Code"><text:s/>* SPECIAL, EXEMPLARY, OR CONSEQUENTIAL DAMAGES (INCLUDING, BUT NOT</text:p>
      <text:p text:style-name="Code"><text:s/>* LIMITED TO, PROCUREMENT OF SUBSTITUTE GOODS OR SERVICES; LOSS OF USE,</text:p>
      <text:p text:style-name="Code"><text:s/>* DATA, OR PROFITS; OR BUSINESS INTERRUPTION) HOWEVER CAUSED AND ON ANY</text:p>
      <text:p text:style-name="Code"><text:s/>* THEORY OF LIABILITY, WHETHER IN CONTRACT, STRICT LIABILITY, OR TORT</text:p>
      <text:p text:style-name="Code"><text:s/>* (INCLUDING NEGLIGENCE OR OTHERWISE) ARISING IN ANY WAY OUT OF THE USE</text:p>
      <text:p text:style-name="Code"><text:s/>* OF THIS SOFTWARE, EVEN IF ADVISED OF THE POSSIBILITY OF SUCH DAMAGE.</text:p>
      <text:p text:style-name="Code"><text:s/>*/</text:p>
      <text:p text:style-name="Code"/>
      <text:p text:style-name="Code">package com.sun.sgs.tutorial.client.lesson2;</text:p>
      <text:p text:style-name="Code"/>
      <text:p text:style-name="Code">import java.awt.BorderLayout;</text:p>
      <text:p text:style-name="Code">import java.awt.event.ActionEvent;</text:p>
      <text:p text:style-name="Code">import java.nio.ByteBuffer;</text:p>
      <text:p text:style-name="Code">import java.util.HashMap;</text:p>
      <text:p text:style-name="Code">import java.util.Map;</text:p>
      <text:p text:style-name="Code">import java.util.concurrent.atomic.AtomicInteger;</text:p>
      <text:p text:style-name="Code"/>
      <text:p text:style-name="Code">import javax.swing.DefaultComboBoxModel;</text:p>
      <text:p text:style-name="Code">import javax.swing.JComboBox;</text:p>
      <text:p text:style-name="Code">import javax.swing.JPanel;</text:p>
      <text:p text:style-name="Code"/>
      <text:p text:style-name="Code">import com.sun.sgs.client.ClientChannel;</text:p>
      <text:p text:style-name="Code">import com.sun.sgs.client.ClientChannelListener;</text:p>
      <text:p text:style-name="Code">import com.sun.sgs.tutorial.client.lesson1.HelloUserClient;</text:p>
      <text:p text:style-name="Code"/>
      <text:p text:style-name="Code">/**</text:p>
      <text:p text:style-name="Code"><text:s/>* A simple GUI client that interacts with an SGS server-side app using</text:p>
      <text:p text:style-name="Code"><text:s/>* both direct messaging and channel broadcasts.</text:p>
      <text:p text:style-name="Code"><text:s/>* &lt;p&gt;</text:p>
      <text:p text:style-name="Code"><text:s/>* It presents a basic chat interface with an output area and input</text:p>
      <text:p text:style-name="Code"><text:s/>* field, and adds a channel selector to allow the user to choose which</text:p>
      <text:p text:style-name="Code"><text:s/>* method is used for sending data.</text:p>
      <text:p text:style-name="Code"><text:s/>*</text:p>
      <text:p text:style-name="Code"><text:s/>* @see HelloUserClient for a description of the properties understood</text:p>
      <text:p text:style-name="Code"><text:s/>* <text:s text:c="5"/>by this client.</text:p>
      <text:p text:style-name="Code"><text:s/>*/</text:p>
      <text:p text:style-name="Code">public class HelloChannelClient extends HelloUserClient</text:p>
      <text:p text:style-name="Code">{</text:p>
      <text:p text:style-name="Code"><text:s text:c="4"/>/** The version of the serialized form of this class. */</text:p>
      <text:p text:style-name="Code"><text:s text:c="4"/>private static final long serialVersionUID = 1L;</text:p>
      <text:p text:style-name="Code"/>
      <text:p text:style-name="Code"><text:s text:c="4"/>/** Map that associates a channel name with a {@link ClientChannel}. */</text:p>
      <text:p text:style-name="Code"><text:s text:c="4"/>protected final Map&lt;String, ClientChannel&gt; channelsByName =</text:p>
      <text:p text:style-name="Code"><text:s text:c="8"/>new HashMap&lt;String, ClientChannel&gt;();</text:p>
      <text:p text:style-name="Code"/>
      <text:p text:style-name="Code"><text:s text:c="4"/>/** The UI selector among direct messaging and different channels. */</text:p>
      <text:p text:style-name="Code"><text:s text:c="4"/>protected JComboBox channelSelector;</text:p>
      <text:p text:style-name="Code"/>
      <text:p text:style-name="Code"><text:s text:c="4"/>/** The data model for the channel selector. */</text:p>
      <text:p text:style-name="Code"><text:s text:c="4"/>protected DefaultComboBoxModel channelSelectorModel;</text:p>
      <text:p text:style-name="Code"/>
      <text:p text:style-name="Code"><text:s text:c="4"/>/** Sequence generator for counting channels. */</text:p>
      <text:p text:style-name="Code"><text:s text:c="4"/>protected final AtomicInteger channelNumberSequence =</text:p>
      <text:p text:style-name="Code"><text:s text:c="8"/>new AtomicInteger(1);</text:p>
      <text:p text:style-name="Code"/>
      <text:p text:style-name="Code"><text:s text:c="4"/>// Main</text:p>
      <text:p text:style-name="Code"/>
      <text:p text:style-name="Code"><text:s text:c="4"/>/**</text:p>
      <text:p text:style-name="Code"><text:s text:c="5"/>* Runs an instance of this client.</text:p>
      <text:p text:style-name="Code"><text:s text:c="5"/>*</text:p>
      <text:p text:style-name="Code"><text:s text:c="5"/>* @param args the command-line arguments (unused)</text:p>
      <text:p text:style-name="Code"><text:s text:c="5"/>*/</text:p>
      <text:p text:style-name="Code"><text:s text:c="4"/>public static void main(String[] args) {</text:p>
      <text:p text:style-name="Code"><text:s text:c="8"/>new HelloChannelClient().login();</text:p>
      <text:p text:style-name="Code"><text:s text:c="4"/>}</text:p>
      <text:p text:style-name="Code"/>
      <text:p text:style-name="Code"><text:s text:c="4"/>// HelloChannelClient methods</text:p>
      <text:p text:style-name="Code"/>
      <text:p text:style-name="Code"><text:s text:c="4"/>/**</text:p>
      <text:p text:style-name="Code"><text:s text:c="5"/>* Creates a new client UI.</text:p>
      <text:p text:style-name="Code"><text:s text:c="5"/>*/</text:p>
      <text:p text:style-name="Code"><text:s text:c="4"/>public HelloChannelClient() {</text:p>
      <text:p text:style-name="Code"><text:s text:c="8"/>super(HelloChannelClient.class.getSimpleName());</text:p>
      <text:p text:style-name="Code"><text:s text:c="4"/>}</text:p>
      <text:p text:style-name="Code"/>
      <text:p text:style-name="Code"><text:s text:c="4"/>/**</text:p>
      <text:p text:style-name="Code"><text:s text:c="5"/>* {@inheritDoc}</text:p>
      <text:p text:style-name="Code"><text:s text:c="5"/>* &lt;p&gt;</text:p>
      <text:p text:style-name="Code"><text:s text:c="5"/>* This implementation adds a channel selector component next</text:p>
      <text:p text:style-name="Code"><text:s text:c="5"/>* to the input text field to allow users to choose between</text:p>
      <text:p text:style-name="Code"><text:s text:c="5"/>* direct-to-server messages and channel broadcasts.</text:p>
      <text:p text:style-name="Code"><text:s text:c="5"/>*/</text:p>
      <text:p text:style-name="Code"><text:s text:c="4"/>@Override</text:p>
      <text:p text:style-name="Code"><text:s text:c="4"/>protected void populateInputPanel(JPanel panel) {</text:p>
      <text:p text:style-name="Code"><text:s text:c="8"/>super.populateInputPanel(panel);</text:p>
      <text:p text:style-name="Code"/>
      <text:p text:style-name="Code"><text:s text:c="8"/>channelSelectorModel = new DefaultComboBoxModel();</text:p>
      <text:p text:style-name="Code"><text:s text:c="8"/>channelSelectorModel.addElement("&lt;DIRECT&gt;");</text:p>
      <text:p text:style-name="Code"><text:s text:c="8"/>channelSelector = new JComboBox(channelSelectorModel);</text:p>
      <text:p text:style-name="Code"><text:s text:c="8"/>channelSelector.setFocusable(false);</text:p>
      <text:p text:style-name="Code"><text:s text:c="8"/>panel.add(channelSelector, BorderLayout.WEST);</text:p>
      <text:p text:style-name="Code"><text:s text:c="4"/>}</text:p>
      <text:p text:style-name="Code"/>
      <text:p text:style-name="Code"><text:s text:c="4"/>/**</text:p>
      <text:p text:style-name="Code"><text:s text:c="5"/>* {@inheritDoc}</text:p>
      <text:p text:style-name="Code"><text:s text:c="5"/>* &lt;p&gt;</text:p>
      <text:p text:style-name="Code"><text:s text:c="5"/>* Returns a listener that formats and displays received channel</text:p>
      <text:p text:style-name="Code"><text:s text:c="5"/>* messages in the output text pane.</text:p>
      <text:p text:style-name="Code"><text:s text:c="5"/>*/</text:p>
      <text:p text:style-name="Code"><text:s text:c="4"/>@Override</text:p>
      <text:p text:style-name="Code"><text:s text:c="4"/>public ClientChannelListener joinedChannel(ClientChannel channel) {</text:p>
      <text:p text:style-name="Code"><text:s text:c="8"/>String channelName = channel.getName();</text:p>
      <text:p text:style-name="Code"><text:s text:c="8"/>channelsByName.put(channelName, channel);</text:p>
      <text:p text:style-name="Code"><text:s text:c="8"/>appendOutput("Joined to channel " + channelName);</text:p>
      <text:p text:style-name="Code"><text:s text:c="8"/>channelSelectorModel.addElement(channelName);</text:p>
      <text:p text:style-name="Code"><text:s text:c="8"/>return new HelloChannelListener();</text:p>
      <text:p text:style-name="Code"><text:s text:c="4"/>}</text:p>
      <text:p text:style-name="Code"/>
      <text:p text:style-name="Code"><text:s text:c="4"/>/**</text:p>
      <text:p text:style-name="Code"><text:s text:c="5"/>* {@inheritDoc}</text:p>
      <text:p text:style-name="Code"><text:s text:c="5"/>*/</text:p>
      <text:p text:style-name="Code"><text:s text:c="4"/>@Override</text:p>
      <text:p text:style-name="Code"><text:s text:c="4"/>public void actionPerformed(ActionEvent event) {</text:p>
      <text:p text:style-name="Code"><text:s text:c="8"/>if (! simpleClient.isConnected())</text:p>
      <text:p text:style-name="Code"><text:s text:c="12"/>return;</text:p>
      <text:p text:style-name="Code"/>
      <text:p text:style-name="Code"><text:s text:c="8"/>String text = getInputText();</text:p>
      <text:p text:style-name="Code"><text:s text:c="8"/>String channelName =</text:p>
      <text:p text:style-name="Code"><text:s text:c="12"/>(String) channelSelector.getSelectedItem();</text:p>
      <text:p text:style-name="Code"><text:s text:c="8"/>if (channelName.equalsIgnoreCase("&lt;DIRECT&gt;")) {</text:p>
      <text:p text:style-name="Code"><text:s text:c="12"/>send(text);</text:p>
      <text:p text:style-name="Code"><text:s text:c="8"/>} else {</text:p>
      <text:p text:style-name="Code"><text:s text:c="12"/>ClientChannel channel = channelsByName.get(channelName);</text:p>
      <text:p text:style-name="Code"><text:s text:c="12"/>try {</text:p>
      <text:p text:style-name="Code"><text:s text:c="16"/>channel.send(encodeString(text));</text:p>
      <text:p text:style-name="Code"><text:s text:c="12"/>} catch (Exception e) {</text:p>
      <text:p text:style-name="Code"><text:s text:c="16"/>e.printStackTrace();</text:p>
      <text:p text:style-name="Code"><text:s text:c="12"/>}</text:p>
      <text:p text:style-name="Code"><text:s text:c="8"/>}</text:p>
      <text:p text:style-name="Code"><text:s text:c="4"/>}</text:p>
      <text:p text:style-name="Code"><text:s text:c="4"/></text:p>
      <text:p text:style-name="Code"><text:s text:c="4"/>/**</text:p>
      <text:p text:style-name="Code"><text:s text:c="5"/>* A simple listener for channel events.</text:p>
      <text:p text:style-name="Code"><text:s text:c="5"/>*/</text:p>
      <text:p text:style-name="Code"><text:s text:c="4"/>public class HelloChannelListener</text:p>
      <text:p text:style-name="Code"><text:s text:c="8"/>implements ClientChannelListener</text:p>
      <text:p text:style-name="Code"><text:s text:c="4"/>{</text:p>
      <text:p text:style-name="Code"><text:s text:c="8"/>/**</text:p>
      <text:p text:style-name="Code"><text:s text:c="9"/>* An example of per-channel state, recording the number of</text:p>
      <text:p text:style-name="Code"><text:s text:c="9"/>* channel joins when the client joined this channel.</text:p>
      <text:p text:style-name="Code"><text:s text:c="9"/>*/</text:p>
      <text:p text:style-name="Code"><text:s text:c="8"/>private final int channelNumber;</text:p>
      <text:p text:style-name="Code"/>
      <text:p text:style-name="Code"><text:s text:c="8"/>/**</text:p>
      <text:p text:style-name="Code"><text:s text:c="9"/>* Creates a new {@code HelloChannelListener}. Note that</text:p>
      <text:p text:style-name="Code"><text:s text:c="9"/>* the listener will be given the channel on its callback</text:p>
      <text:p text:style-name="Code"><text:s text:c="9"/>* methods, so it does not need to record the channel as</text:p>
      <text:p text:style-name="Code"><text:s text:c="9"/>* state during the join.</text:p>
      <text:p text:style-name="Code"><text:s text:c="9"/>*/</text:p>
      <text:p text:style-name="Code"><text:s text:c="8"/>public HelloChannelListener() {</text:p>
      <text:p text:style-name="Code"><text:s text:c="12"/>channelNumber = channelNumberSequence.getAndIncrement();</text:p>
      <text:p text:style-name="Code"><text:s text:c="8"/>}</text:p>
      <text:p text:style-name="Code"/>
      <text:p text:style-name="Code"><text:s text:c="8"/>/**</text:p>
      <text:p text:style-name="Code"><text:s text:c="9"/>* {@inheritDoc}</text:p>
      <text:p text:style-name="Code"><text:s text:c="9"/>* &lt;p&gt;</text:p>
      <text:p text:style-name="Code"><text:s text:c="9"/>* Displays a message when this client leaves a channel.</text:p>
      <text:p text:style-name="Code"><text:s text:c="9"/>*/</text:p>
      <text:p text:style-name="Code"><text:s text:c="8"/>public void leftChannel(ClientChannel channel) {</text:p>
      <text:p text:style-name="Code"><text:s text:c="12"/>appendOutput("Removed from channel " + channel.getName());</text:p>
      <text:p text:style-name="Code"><text:s text:c="8"/>}</text:p>
      <text:p text:style-name="Code"/>
      <text:p text:style-name="Code"><text:s text:c="8"/>/**</text:p>
      <text:p text:style-name="Code"><text:s text:c="9"/>* {@inheritDoc}</text:p>
      <text:p text:style-name="Code"><text:s text:c="9"/>* &lt;p&gt;</text:p>
      <text:p text:style-name="Code"><text:s text:c="9"/>* Formats and displays messages received on a channel.</text:p>
      <text:p text:style-name="Code"><text:s text:c="9"/>*/</text:p>
      <text:p text:style-name="Code"><text:s text:c="8"/>public void receivedMessage(ClientChannel channel, ByteBuffer message) {</text:p>
      <text:p text:style-name="Code"><text:s text:c="12"/>appendOutput("[" + channel.getName() + "/ " + channelNumber +</text:p>
      <text:p text:style-name="Code"><text:s text:c="16"/>"] " + decodeString(message));</text:p>
      <text:p text:style-name="Code"><text:s text:c="8"/>}</text:p>
      <text:p text:style-name="Code"><text:s text:c="4"/>}</text:p>
      <text:p text:style-name="Code"/>
      <text:p text:style-name="Code">}<text:change-end text:change-id="ct898309440"/><text:line-break/></text:p>
      <text:h text:style-name="P31" text:outline-level="1">Conclusion</text:h>
      <text:p text:style-name="Text_20_body">That's all you need to know <text:s/>in order to write Project Darkstar client applications. The <text:s/>Project Darkstar team has made every effort to make this revision of the API <text:s/>simple and intuitive. We hope you find it pleasant and easy to work with. <text:s/>For more details and options, please see the Project Darkstar Client API Javadocs.<text:change text:change-id="ct898311520"/></text:p>
      <text:p text:style-name="P26"/>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Palatino" svg:font-family="Palatino"/>
    <style:font-face style:name="Tahoma1" svg:font-family="Tahoma"/>
    <style:font-face style:name="Arial3" svg:font-family="Arial" style:font-family-generic="swiss"/>
    <style:font-face style:name="Courier New" svg:font-family="'Courier New'" style:font-family-generic="modern" style:font-pitch="fixed"/>
    <style:font-face style:name="Courier New2" svg:font-family="'Courier New'" style:font-adornments="Regular" style:font-family-generic="modern" style:font-pitch="fixed"/>
    <style:font-face style:name="Cumberland AMT" svg:font-family="'Cumberland AMT'" style:font-family-generic="modern" style:font-pitch="fixed"/>
    <style:font-face style:name="Courier New1" svg:font-family="'Courier New'" style:font-family-generic="swiss" style:font-pitch="fixed"/>
    <style:font-face style:name="MS Mincho" svg:font-family="'MS Mincho'" style:font-pitch="variable"/>
    <style:font-face style:name="Tahoma2" svg:font-family="Tahoma" style:font-pitch="variable"/>
    <style:font-face style:name="Thorndale" svg:font-family="Thorndale"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2" svg:font-family="Arial" style:font-adornments="Regular" style:font-family-generic="swiss" style:font-pitch="variable"/>
    <style:font-face style:name="Arial Narrow" svg:font-family="'Arial Narrow'"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draw:marker draw:name="Symmetric_20_Arrow" draw:display-name="Symmetric Arrow" svg:viewBox="0 0 1131 902" svg:d="m564 0-564 902h1131z"/>
    <draw:stroke-dash draw:name="Line_20_with_20_Fine_20_Dots" draw:display-name="Line with Fine Dots" draw:style="rect" draw:dots1="1" draw:dots1-length="0.7882in" draw:dots2="10" draw:distance="0.0622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text-properties style:font-name="Thorndale" fo:font-size="11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2pt" style:font-name-asian="MS Mincho"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break-before="page" fo:padding="0in" fo:border-left="none" fo:border-right="none" fo:border-top="none" fo:border-bottom="0.0138in solid #000000" style:shadow="none"/>
      <style:text-properties fo:font-size="20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padding="0.0201in" fo:border-left="none" fo:border-right="none" fo:border-top="0.0071in solid #000000" fo:border-bottom="0.0071in solid #000000" style:shadow="none"/>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fo:font-size="10pt" style:font-name-complex="Tahoma1"/>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text-properties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text-properties style:font-name="Arial1" fo:font-size="8pt" fo:font-weight="bold"/>
    </style:style>
    <style:style style:name="Footer_20_left" style:display-name="Footer left"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Standard" style:class="extra">
      <style:paragraph-properties fo:background-color="transparent" text:number-lines="false" text:line-number="0">
        <style:background-image/>
      </style:paragraph-properties>
      <style:text-properties style:font-name="Arial Narrow" fo:font-size="11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fo:font-size="10pt" style:font-name-complex="Tahoma1"/>
    </style:style>
    <style:style style:name="Contents_20_Heading" style:display-name="Contents Heading" style:family="paragraph" style:parent-style-name="Heading_20_1" style:class="index">
      <style:paragraph-properties fo:margin-left="0in" fo:margin-right="0in" fo:text-indent="0in" style:auto-text-indent="false" fo:break-before="page" fo:background-color="transparent" fo:padding="0in" fo:border-left="none" fo:border-right="none" fo:border-top="none" fo:border-bottom="0.0138in solid #000000" style:shadow="none" text:number-lines="false" text:line-number="0">
        <style:tab-stops/>
        <style:background-image/>
      </style:paragraph-properties>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2402in" fo:margin-bottom="0in" fo:text-indent="0in" style:auto-text-indent="false">
        <style:tab-stops/>
      </style:paragraph-properties>
      <style:text-properties style:font-name="Arial1" fo:font-size="16pt" fo:font-weight="bold"/>
    </style:style>
    <style:style style:name="Contents_20_2" style:display-name="Contents 2" style:family="paragraph" style:parent-style-name="Contents_20_1" style:class="index">
      <style:paragraph-properties fo:margin-left="0.1965in" fo:margin-right="0in" fo:margin-top="0.0799in" fo:margin-bottom="0in" fo:text-indent="0in" style:auto-text-indent="false">
        <style:tab-stops>
          <style:tab-stop style:position="6.7283in" style:type="right" style:leader-style="dotted" style:leader-text="."/>
        </style:tab-stops>
      </style:paragraph-properties>
      <style:text-properties fo:font-size="12pt"/>
    </style:style>
    <style:style style:name="Contents_20_3" style:display-name="Contents 3" style:family="paragraph" style:parent-style-name="Contents_20_2" style:class="index">
      <style:paragraph-properties fo:margin-left="0.3929in" fo:margin-right="0in" fo:margin-top="0.0402in" fo:margin-bottom="0in" fo:text-indent="0in" style:auto-text-indent="false">
        <style:tab-stops>
          <style:tab-stop style:position="6.5319in" style:type="right" style:leader-style="dotted" style:leader-text="."/>
        </style:tab-stops>
      </style:paragraph-properties>
      <style:text-properties style:font-name="Arial2" fo:font-size="10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umberland AMT" fo:font-size="8pt" style:font-name-asian="Cumberland AMT" style:font-size-asian="10pt" style:font-name-complex="Cumberland AMT" style:font-size-complex="10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Quotations">
      <style:paragraph-properties fo:margin-left="0.4925in" fo:margin-right="0.3937in" fo:margin-top="0in" fo:margin-bottom="0in" fo:keep-together="always" fo:text-indent="0in" style:auto-text-indent="false" fo:background-color="transparent">
        <style:background-image/>
      </style:paragraph-properties>
      <style:text-properties style:font-name="Courier New" fo:font-size="9pt" fo:language="en" fo:country="US" style:font-size-asian="10pt" style:font-size-complex="10pt"/>
    </style:style>
    <style:style style:name="Figure" style:family="paragraph" style:parent-style-name="Caption" style:auto-update="true" style:master-page-name="">
      <style:paragraph-properties fo:margin-top="0.0799in" fo:margin-bottom="0.3in" fo:text-align="center" style:justify-single-word="false"/>
      <style:text-properties style:font-name="Arial1" fo:font-size="8pt" fo:font-style="normal" fo:font-weight="bold"/>
    </style:style>
    <style:style style:name="Definition_20_Term" style:display-name="Definition Term" style:family="paragraph" style:parent-style-name="Standard" style:next-style-name="Definition_20_List">
      <style:paragraph-properties fo:margin-top="0in" fo:margin-bottom="0in"/>
    </style:style>
    <style:style style:name="Definition_20_List" style:display-name="Definition List" style:family="paragraph" style:parent-style-name="Standard" style:next-style-name="Definition_20_Term">
      <style:paragraph-properties fo:margin-left="0.25in" fo:margin-right="0in" fo:margin-top="0in" fo:margin-bottom="0in" fo:text-indent="0in"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in" fo:margin-bottom="0in"/>
      <style:text-properties fo:font-style="italic" style:font-style-asian="italic" style:font-style-complex="italic"/>
    </style:style>
    <style:style style:name="Blockquote" style:family="paragraph" style:parent-style-name="Standard" style:next-style-name="Standard">
      <style:paragraph-properties fo:margin-left="0.25in" fo:margin-right="0.25in" fo:text-indent="0in" style:auto-text-indent="false"/>
    </style:style>
    <style:style style:name="Preformatted" style:family="paragraph" style:parent-style-name="Standard" style:next-style-name="Standard">
      <style:paragraph-properties fo:margin-top="0in" fo:margin-bottom="0in">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08in 0.0138in 0.0008in" fo:padding="0in" fo:border-left="none" fo:border-right="none" fo:border-top="0.0154in double #000000" fo:border-bottom="none" style:text-autospace="none"/>
      <style:text-properties style:font-name="Arial3" fo:font-size="8pt" style:font-name-asian="Arial3" style:font-size-asian="8pt" style:font-name-complex="Arial3" style:font-size-complex="8pt" text:display="true"/>
    </style:style>
    <style:style style:name="z-Top_20_of_20_Form" style:display-name="z-Top of Form" style:family="paragraph" style:next-style-name="Standard">
      <style:paragraph-properties fo:text-align="center" style:justify-single-word="false" style:border-line-width-bottom="0.0008in 0.0138in 0.0008in" fo:padding="0in" fo:border-left="none" fo:border-right="none" fo:border-top="none" fo:border-bottom="0.0154in double #000000" style:text-autospace="none"/>
      <style:text-properties style:font-name="Arial3" fo:font-size="8pt" style:font-name-asian="Arial3" style:font-size-asian="8pt" style:font-name-complex="Arial3" style:font-size-complex="8pt" text:display="true"/>
    </style:style>
    <style:style style:name="Note" style:family="paragraph" style:parent-style-name="Text_20_body_20_indent" style:class="text">
      <style:paragraph-properties fo:margin-left="0.6in" fo:margin-right="0.6in" fo:text-indent="0in" style:auto-text-indent="false" style:border-line-width-top="0.0008in 0.0138in 0.0008in" style:border-line-width-bottom="0.0008in 0.0138in 0.0008in" fo:padding="0.0201in" fo:border-left="none" fo:border-right="none" fo:border-top="0.0154in double #999999" fo:border-bottom="0.0154in double #999999" style:shadow="none"/>
    </style:style>
    <style:style style:name="copyright"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Paragraph_5f_Credits" style:display-name="Paragraph_Credits" style:family="paragraph" style:parent-style-name="Standard">
      <style:paragraph-properties fo:margin-top="0.0555in" fo:margin-bottom="0in" fo:text-align="start" style:justify-single-word="false" fo:orphans="2" fo:widows="2"/>
      <style:text-properties fo:color="#000000" style:font-name="Palatino" fo:font-size="7.5pt" style:font-size-asian="7.5pt"/>
    </style:style>
    <style:style style:name="Sidebar" style:family="paragraph" style:parent-style-name="Quotations">
      <style:paragraph-properties fo:margin-top="0in" fo:margin-bottom="0.0799in" fo:background-color="#e6e6e6">
        <style:background-image/>
      </style:paragraph-properties>
      <style:text-properties style:font-name="Thorndale" fo:font-size="11pt"/>
    </style:style>
    <style:style style:name="Code_20_list" style:display-name="Code list" style:family="paragraph" style:parent-style-name="Text_20_body">
      <style:paragraph-properties fo:margin-left="1in" fo:margin-right="0in" fo:margin-top="0in" fo:margin-bottom="0.0799in" fo:text-indent="0in" style:auto-text-indent="false"/>
      <style:text-properties style:font-name="Courier New" fo:font-size="9pt" style:font-size-asian="10pt" style:font-size-complex="10pt"/>
    </style:style>
    <style:style style:name="Sidebar_20_Title" style:display-name="Sidebar Title" style:family="paragraph" style:parent-style-name="Sidebar" style:next-style-name="Sidebar">
      <style:paragraph-properties fo:margin-top="0in" fo:margin-bottom="0.1201in" fo:text-align="center" style:justify-single-word="false"/>
      <style:text-properties fo:font-size="14pt" fo:font-weight="bold"/>
    </style:style>
    <style:style style:name="Sidebar_20_Code" style:display-name="Sidebar Code" style:family="paragraph" style:parent-style-name="Sidebar">
      <style:paragraph-properties fo:margin-top="0in" fo:margin-bottom="0in"/>
      <style:text-properties style:font-name="Courier New2" fo:font-size="9pt"/>
    </style:style>
    <style:style style:name="Sidebar_20_Code_20_Last" style:display-name="Sidebar Code Last" style:family="paragraph" style:parent-style-name="Sidebar_20_Code" style:next-style-name="Sidebar">
      <style:paragraph-properties fo:margin-top="0in" fo:margin-bottom="0.0799in"/>
    </style:style>
    <style:style style:name="Footnote_20_Symbol" style:display-name="Footnote Symbol" style:family="text"/>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Index_20_Link" style:display-name="Index Link" style:family="text"/>
    <style:style style:name="Line_20_numbering" style:display-name="Line numbering"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Definition"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Typewriter" style:family="text">
      <style:text-properties style:font-name="Courier New1" fo:font-size="10pt" style:font-name-asian="Courier New1" style:font-size-asian="10pt" style:font-name-complex="Courier New1" style:font-size-complex="10pt"/>
    </style:style>
    <style:style style:name="HTML_20_Markup" style:display-name="HTML Markup" style:family="text">
      <style:text-properties fo:color="#ff0000" text:display="true"/>
    </style:style>
    <style:style style:name="Comment" style:family="text">
      <style:text-properties text:display="true"/>
    </style:style>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4_20_1" style:display-name="RTF_Num 4 1" style:family="text"/>
    <style:style style:name="RTF_5f_Num_20_4_20_2" style:display-name="RTF_Num 4 2" style:family="text"/>
    <style:style style:name="RTF_5f_Num_20_4_20_3" style:display-name="RTF_Num 4 3" style:family="text"/>
    <style:style style:name="RTF_5f_Num_20_4_20_4" style:display-name="RTF_Num 4 4" style:family="text"/>
    <style:style style:name="RTF_5f_Num_20_4_20_5" style:display-name="RTF_Num 4 5" style:family="text"/>
    <style:style style:name="RTF_5f_Num_20_4_20_6" style:display-name="RTF_Num 4 6" style:family="text"/>
    <style:style style:name="RTF_5f_Num_20_4_20_7" style:display-name="RTF_Num 4 7" style:family="text"/>
    <style:style style:name="RTF_5f_Num_20_4_20_8" style:display-name="RTF_Num 4 8" style:family="text"/>
    <style:style style:name="code" style:family="text">
      <style:text-properties style:font-name="Courier New2" fo:font-size="9p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style:background-transparency="100%" fo:padding="0in" fo:border="none" style:shadow="none">
        <style:background-image/>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RTF_5f_Num_20_2" style:display-name="RTF_Num 2">
      <text:list-level-style-number text:level="1" text:style-name="RTF_5f_Num_20_2_20_1" style:num-suffix="." style:num-format="1">
        <style:list-level-properties text:space-before="0.25in" text:min-label-width="0.25in"/>
      </text:list-level-style-number>
      <text:list-level-style-number text:level="2" text:style-name="RTF_5f_Num_20_2_20_2" style:num-suffix="." style:num-format="1">
        <style:list-level-properties text:space-before="0.75in" text:min-label-width="0.25in"/>
      </text:list-level-style-number>
      <text:list-level-style-number text:level="3" text:style-name="RTF_5f_Num_20_2_20_3" style:num-suffix="." style:num-format="1">
        <style:list-level-properties text:space-before="1.25in" text:min-label-width="0.25in"/>
      </text:list-level-style-number>
      <text:list-level-style-number text:level="4" text:style-name="RTF_5f_Num_20_2_20_4" style:num-suffix="." style:num-format="1">
        <style:list-level-properties text:space-before="1.75in" text:min-label-width="0.25in"/>
      </text:list-level-style-number>
      <text:list-level-style-number text:level="5" text:style-name="RTF_5f_Num_20_2_20_5" style:num-suffix="." style:num-format="1">
        <style:list-level-properties text:space-before="2.25in" text:min-label-width="0.25in"/>
      </text:list-level-style-number>
      <text:list-level-style-number text:level="6" text:style-name="RTF_5f_Num_20_2_20_6" style:num-suffix="." style:num-format="1">
        <style:list-level-properties text:space-before="2.75in" text:min-label-width="0.25in"/>
      </text:list-level-style-number>
      <text:list-level-style-number text:level="7" text:style-name="RTF_5f_Num_20_2_20_7" style:num-suffix="." style:num-format="1">
        <style:list-level-properties text:space-before="3.25in" text:min-label-width="0.25in"/>
      </text:list-level-style-number>
      <text:list-level-style-number text:level="8" text:style-name="RTF_5f_Num_20_2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text:style-name="RTF_5f_Num_20_3_20_1" style:num-suffix="." style:num-format="1">
        <style:list-level-properties text:space-before="0.25in" text:min-label-width="0.25in"/>
      </text:list-level-style-number>
      <text:list-level-style-number text:level="2" text:style-name="RTF_5f_Num_20_3_20_2" style:num-suffix="." style:num-format="1">
        <style:list-level-properties text:space-before="0.75in" text:min-label-width="0.25in"/>
      </text:list-level-style-number>
      <text:list-level-style-number text:level="3" text:style-name="RTF_5f_Num_20_3_20_3" style:num-suffix="." style:num-format="1">
        <style:list-level-properties text:space-before="1.25in" text:min-label-width="0.25in"/>
      </text:list-level-style-number>
      <text:list-level-style-number text:level="4" text:style-name="RTF_5f_Num_20_3_20_4" style:num-suffix="." style:num-format="1">
        <style:list-level-properties text:space-before="1.75in" text:min-label-width="0.25in"/>
      </text:list-level-style-number>
      <text:list-level-style-number text:level="5" text:style-name="RTF_5f_Num_20_3_20_5" style:num-suffix="." style:num-format="1">
        <style:list-level-properties text:space-before="2.25in" text:min-label-width="0.25in"/>
      </text:list-level-style-number>
      <text:list-level-style-number text:level="6" text:style-name="RTF_5f_Num_20_3_20_6" style:num-suffix="." style:num-format="1">
        <style:list-level-properties text:space-before="2.75in" text:min-label-width="0.25in"/>
      </text:list-level-style-number>
      <text:list-level-style-number text:level="7" text:style-name="RTF_5f_Num_20_3_20_7" style:num-suffix="." style:num-format="1">
        <style:list-level-properties text:space-before="3.25in" text:min-label-width="0.25in"/>
      </text:list-level-style-number>
      <text:list-level-style-number text:level="8" text:style-name="RTF_5f_Num_20_3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text:style-name="RTF_5f_Num_20_4_20_1" style:num-suffix="." style:num-format="1">
        <style:list-level-properties text:space-before="0.25in" text:min-label-width="0.25in"/>
      </text:list-level-style-number>
      <text:list-level-style-number text:level="2" text:style-name="RTF_5f_Num_20_4_20_2" style:num-suffix="." style:num-format="1">
        <style:list-level-properties text:space-before="0.75in" text:min-label-width="0.25in"/>
      </text:list-level-style-number>
      <text:list-level-style-number text:level="3" text:style-name="RTF_5f_Num_20_4_20_3" style:num-suffix="." style:num-format="1">
        <style:list-level-properties text:space-before="1.25in" text:min-label-width="0.25in"/>
      </text:list-level-style-number>
      <text:list-level-style-number text:level="4" text:style-name="RTF_5f_Num_20_4_20_4" style:num-suffix="." style:num-format="1">
        <style:list-level-properties text:space-before="1.75in" text:min-label-width="0.25in"/>
      </text:list-level-style-number>
      <text:list-level-style-number text:level="5" text:style-name="RTF_5f_Num_20_4_20_5" style:num-suffix="." style:num-format="1">
        <style:list-level-properties text:space-before="2.25in" text:min-label-width="0.25in"/>
      </text:list-level-style-number>
      <text:list-level-style-number text:level="6" text:style-name="RTF_5f_Num_20_4_20_6" style:num-suffix="." style:num-format="1">
        <style:list-level-properties text:space-before="2.75in" text:min-label-width="0.25in"/>
      </text:list-level-style-number>
      <text:list-level-style-number text:level="7" text:style-name="RTF_5f_Num_20_4_20_7" style:num-suffix="." style:num-format="1">
        <style:list-level-properties text:space-before="3.25in" text:min-label-width="0.25in"/>
      </text:list-level-style-number>
      <text:list-level-style-number text:level="8" text:style-name="RTF_5f_Num_20_4_20_8" style:num-suffix="." style:num-format="1">
        <style:list-level-properties text:space-before="3.75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text-properties fo:font-weight="bold" style:font-weight-asian="bold" style:font-weight-complex="bold"/>
    </style:style>
    <style:style style:name="T1" style:family="text">
      <style:text-properties fo:font-size="8pt" style:font-size-asian="8pt" style:font-size-complex="8pt"/>
    </style:style>
    <style:style style:name="T2" style:family="text">
      <style:text-properties fo:font-size="10pt" style:font-size-asian="10pt" style:font-size-complex="10pt"/>
    </style:style>
    <style:page-layout style:name="pm1">
      <style:page-layout-properties fo:page-width="8.5in" fo:page-height="11in" style:num-format="1" style:print-orientation="portrait" fo:margin-top="0.75in" fo:margin-bottom="0.5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pm2" style:page-usage="mirrored">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6">
      <style:page-layout-properties fo:page-width="8.5in" fo:page-height="11in" style:num-format="i" style:print-orientation="portrait" fo:margin-top="0.7902in" fo:margin-bottom="0.7902in" fo:margin-left="0.7902in" fo:margin-right="0.7902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pm7" style:page-usage="mirrored">
      <style:page-layout-properties fo:page-width="8.5in" fo:page-height="11in" style:num-format="i" style:print-orientation="portrait" fo:margin-top="0.7902in" fo:margin-bottom="0.7902in" fo:margin-left="0.7902in" fo:margin-right="0.7902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footer>
        <text:p text:style-name="Footer"><text:span text:style-name="T1">Sun Game Server Application Tutorial<text:tab/></text:span><text:span text:style-name="T1"><text:date style:data-style-name="N37" text:date-value="2008-04-29T11:40:47.99">04/29/08</text:date></text:span><text:span text:style-name="T1"><text:tab/></text:span><text:span text:style-name="T2"><text:page-number text:select-page="current">10</text:page-number></text:span></text:p>
      </style:footer>
    </style:master-page>
    <style:master-page style:name="First_20_Page" style:display-name="First Page" style:page-layout-name="pm2" style:next-style-name="Standard"/>
    <style:master-page style:name="Left_20_Page" style:display-name="Left Page" style:page-layout-name="pm3" style:next-style-name="Right_20_Page">
      <style:footer>
        <text:p text:style-name="P1"><text:span text:style-name="T2"><text:page-number text:select-page="current">10</text:page-number></text:span><text:span text:style-name="T1"><text:tab/></text:span><text:span text:style-name="T1"><text:date style:data-style-name="N37" text:date-value="2008-04-29T11:40:47.99">04/29/08</text:date></text:span><text:span text:style-name="T1"><text:tab/>Project Darkstar Client SDK Tutorial</text:span></text:p>
      </style:footer>
    </style:master-page>
    <style:master-page style:name="Right_20_Page" style:display-name="Right Page" style:page-layout-name="pm4" style:next-style-name="Left_20_Page">
      <style:footer>
        <text:p text:style-name="P1"><text:span text:style-name="T1">Project Darkstar Client SDK Tutorial<text:tab/></text:span><text:span text:style-name="T1"><text:date style:data-style-name="N37" text:date-value="2008-04-29T11:40:47.99">04/29/08</text:date></text:span><text:span text:style-name="T1"><text:tab/></text:span><text:span text:style-name="T2"><text:page-number text:select-page="current">10</text:page-number></text:span></text:p>
      </style:footer>
    </style:master-page>
    <style:master-page style:name="Index" style:page-layout-name="pm5"/>
    <style:master-page style:name="FrontMatter" style:page-layout-name="pm6">
      <style:footer>
        <text:p text:style-name="Footer">Project Darkstar Client SDK Tutorial<text:tab/><text:date style:data-style-name="N37" text:date-value="2008-04-29T11:40:47.99">04/29/08</text:date><text:tab/><text:page-number text:select-page="current">10</text:page-number></text:p>
      </style:footer>
    </style:master-page>
    <style:master-page style:name="TitlePage" style:page-layout-name="pm7" style:next-style-name="FrontMatter">
      <style:footer>
        <text:p text:style-name="Footer"><text:tab/><text:tab/><text:date style:data-style-name="N37" text:date-value="2008-04-29T11:40:47.99">04/29/08</text: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meta:generator>
    <dc:subject>Darkstar Doc template</dc:subject>
    <meta:creation-date>2007-02-06T12:47:27</meta:creation-date>
    <dc:date>2008-04-29T11:40:48</dc:date>
    <meta:print-date>2007-07-17T17:32:15</meta:print-date>
    <dc:language>en-US</dc:language>
    <meta:editing-cycles>102</meta:editing-cycles>
    <meta:editing-duration>PT12H1M45S</meta:editing-duration>
    <meta:template xlink:type="simple" xlink:actuate="onRequest" xlink:href="/DOCUME~1/Rich/Application%20Data/OpenOffice.org2/user/template/Darkstar%20Doc%20Template.ott" xlink:title="Darkstar Doc Template" meta:date="2007-02-06T12:47:27"/>
    <meta:user-defined meta:name="Info 1"/>
    <meta:user-defined meta:name="Info 2"/>
    <meta:user-defined meta:name="Info 3"/>
    <meta:user-defined meta:name="Info 4"/>
    <meta:document-statistic meta:table-count="0" meta:image-count="0" meta:object-count="0" meta:page-count="21" meta:paragraph-count="693" meta:word-count="6575" meta:character-count="55708"/>
  </office:meta>
</office:document-meta>
</file>